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mp-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.117703" calcext:value-type="float">
            <text:p>0.117703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891" calcext:value-type="float">
            <text:p>0.074891</text:p>
          </table:table-cell>
          <table:table-cell office:value-type="float" office:value="0.074888" calcext:value-type="float">
            <text:p>0.074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]))" office:value-type="float" office:value="24000000" calcext:value-type="float">
            <text:p>24000000</text:p>
          </table:table-cell>
          <table:table-cell table:formula="of:=INDIRECT(COM.MICROSOFT.CONCAT(&quot;D&quot;; [.I2]))" office:value-type="float" office:value="1" calcext:value-type="float">
            <text:p>1</text:p>
          </table:table-cell>
          <table:table-cell table:formula="of:=AVERAGE(INDIRECT(COM.MICROSOFT.CONCAT([.K2];[.$I2])):INDIRECT(COM.MICROSOFT.CONCAT([.K2];[.$J2])))" office:value-type="float" office:value="0.0752439" calcext:value-type="float">
            <text:p>0.0752439</text:p>
          </table:table-cell>
          <table:table-cell table:formula="of:=AVERAGE(INDIRECT(COM.MICROSOFT.CONCAT([.L2];[.$I2])):INDIRECT(COM.MICROSOFT.CONCAT([.L2];[.$J2])))"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52" calcext:value-type="float">
            <text:p>0.074852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]+1" office:value-type="float" office:value="101" calcext:value-type="float">
            <text:p>101</text:p>
          </table:table-cell>
          <table:table-cell table:formula="of:=[.I3]+99"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3]))" office:value-type="float" office:value="48000000" calcext:value-type="float">
            <text:p>48000000</text:p>
          </table:table-cell>
          <table:table-cell table:formula="of:=INDIRECT(COM.MICROSOFT.CONCAT(&quot;D&quot;; [.I3]))" office:value-type="float" office:value="1" calcext:value-type="float">
            <text:p>1</text:p>
          </table:table-cell>
          <table:table-cell table:formula="of:=AVERAGE(INDIRECT(COM.MICROSOFT.CONCAT([.K3];[.$I3])):INDIRECT(COM.MICROSOFT.CONCAT([.K3];[.$J3])))" office:value-type="float" office:value="0.15039096" calcext:value-type="float">
            <text:p>0.15039096</text:p>
          </table:table-cell>
          <table:table-cell table:formula="of:=AVERAGE(INDIRECT(COM.MICROSOFT.CONCAT([.L3];[.$I3])):INDIRECT(COM.MICROSOFT.CONCAT([.L3];[.$J3])))"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3]+1" office:value-type="float" office:value="201" calcext:value-type="float">
            <text:p>201</text:p>
          </table:table-cell>
          <table:table-cell table:formula="of:=[.I4]+99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4]))" office:value-type="float" office:value="96000000" calcext:value-type="float">
            <text:p>96000000</text:p>
          </table:table-cell>
          <table:table-cell table:formula="of:=INDIRECT(COM.MICROSOFT.CONCAT(&quot;D&quot;; [.I4]))" office:value-type="float" office:value="1" calcext:value-type="float">
            <text:p>1</text:p>
          </table:table-cell>
          <table:table-cell table:formula="of:=AVERAGE(INDIRECT(COM.MICROSOFT.CONCAT([.K4];[.$I4])):INDIRECT(COM.MICROSOFT.CONCAT([.K4];[.$J4])))" office:value-type="float" office:value="0.30203755" calcext:value-type="float">
            <text:p>0.30203755</text:p>
          </table:table-cell>
          <table:table-cell table:formula="of:=AVERAGE(INDIRECT(COM.MICROSOFT.CONCAT([.L4];[.$I4])):INDIRECT(COM.MICROSOFT.CONCAT([.L4];[.$J4])))"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789" calcext:value-type="float">
            <text:p>0.074789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4]+1" office:value-type="float" office:value="301" calcext:value-type="float">
            <text:p>301</text:p>
          </table:table-cell>
          <table:table-cell table:formula="of:=[.I5]+99"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5]))" office:value-type="float" office:value="24000000" calcext:value-type="float">
            <text:p>24000000</text:p>
          </table:table-cell>
          <table:table-cell table:formula="of:=INDIRECT(COM.MICROSOFT.CONCAT(&quot;D&quot;; [.I5]))" office:value-type="float" office:value="2" calcext:value-type="float">
            <text:p>2</text:p>
          </table:table-cell>
          <table:table-cell table:formula="of:=AVERAGE(INDIRECT(COM.MICROSOFT.CONCAT([.K5];[.$I5])):INDIRECT(COM.MICROSOFT.CONCAT([.K5];[.$J5])))" office:value-type="float" office:value="0.03949977" calcext:value-type="float">
            <text:p>0.03949977</text:p>
          </table:table-cell>
          <table:table-cell table:formula="of:=AVERAGE(INDIRECT(COM.MICROSOFT.CONCAT([.L5];[.$I5])):INDIRECT(COM.MICROSOFT.CONCAT([.L5];[.$J5])))"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5]+1" office:value-type="float" office:value="401" calcext:value-type="float">
            <text:p>401</text:p>
          </table:table-cell>
          <table:table-cell table:formula="of:=[.I6]+99"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6]))" office:value-type="float" office:value="48000000" calcext:value-type="float">
            <text:p>48000000</text:p>
          </table:table-cell>
          <table:table-cell table:formula="of:=INDIRECT(COM.MICROSOFT.CONCAT(&quot;D&quot;; [.I6]))" office:value-type="float" office:value="2" calcext:value-type="float">
            <text:p>2</text:p>
          </table:table-cell>
          <table:table-cell table:formula="of:=AVERAGE(INDIRECT(COM.MICROSOFT.CONCAT([.K6];[.$I6])):INDIRECT(COM.MICROSOFT.CONCAT([.K6];[.$J6])))" office:value-type="float" office:value="0.07512383" calcext:value-type="float">
            <text:p>0.07512383</text:p>
          </table:table-cell>
          <table:table-cell table:formula="of:=AVERAGE(INDIRECT(COM.MICROSOFT.CONCAT([.L6];[.$I6])):INDIRECT(COM.MICROSOFT.CONCAT([.L6];[.$J6])))"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7" calcext:value-type="float">
            <text:p>0.074837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6]+1" office:value-type="float" office:value="501" calcext:value-type="float">
            <text:p>501</text:p>
          </table:table-cell>
          <table:table-cell table:formula="of:=[.I7]+99"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7]))" office:value-type="float" office:value="96000000" calcext:value-type="float">
            <text:p>96000000</text:p>
          </table:table-cell>
          <table:table-cell table:formula="of:=INDIRECT(COM.MICROSOFT.CONCAT(&quot;D&quot;; [.I7]))" office:value-type="float" office:value="2" calcext:value-type="float">
            <text:p>2</text:p>
          </table:table-cell>
          <table:table-cell table:formula="of:=AVERAGE(INDIRECT(COM.MICROSOFT.CONCAT([.K7];[.$I7])):INDIRECT(COM.MICROSOFT.CONCAT([.K7];[.$J7])))" office:value-type="float" office:value="0.15208149" calcext:value-type="float">
            <text:p>0.15208149</text:p>
          </table:table-cell>
          <table:table-cell table:formula="of:=AVERAGE(INDIRECT(COM.MICROSOFT.CONCAT([.L7];[.$I7])):INDIRECT(COM.MICROSOFT.CONCAT([.L7];[.$J7])))"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7]+1" office:value-type="float" office:value="601" calcext:value-type="float">
            <text:p>601</text:p>
          </table:table-cell>
          <table:table-cell table:formula="of:=[.I8]+99"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8]))" office:value-type="float" office:value="24000000" calcext:value-type="float">
            <text:p>24000000</text:p>
          </table:table-cell>
          <table:table-cell table:formula="of:=INDIRECT(COM.MICROSOFT.CONCAT(&quot;D&quot;; [.I8]))" office:value-type="float" office:value="4" calcext:value-type="float">
            <text:p>4</text:p>
          </table:table-cell>
          <table:table-cell table:formula="of:=AVERAGE(INDIRECT(COM.MICROSOFT.CONCAT([.K8];[.$I8])):INDIRECT(COM.MICROSOFT.CONCAT([.K8];[.$J8])))" office:value-type="float" office:value="0.0198582" calcext:value-type="float">
            <text:p>0.0198582</text:p>
          </table:table-cell>
          <table:table-cell table:formula="of:=AVERAGE(INDIRECT(COM.MICROSOFT.CONCAT([.L8];[.$I8])):INDIRECT(COM.MICROSOFT.CONCAT([.L8];[.$J8])))"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8]+1" office:value-type="float" office:value="701" calcext:value-type="float">
            <text:p>701</text:p>
          </table:table-cell>
          <table:table-cell table:formula="of:=[.I9]+99"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9]))" office:value-type="float" office:value="48000000" calcext:value-type="float">
            <text:p>48000000</text:p>
          </table:table-cell>
          <table:table-cell table:formula="of:=INDIRECT(COM.MICROSOFT.CONCAT(&quot;D&quot;; [.I9]))" office:value-type="float" office:value="4" calcext:value-type="float">
            <text:p>4</text:p>
          </table:table-cell>
          <table:table-cell table:formula="of:=AVERAGE(INDIRECT(COM.MICROSOFT.CONCAT([.K9];[.$I9])):INDIRECT(COM.MICROSOFT.CONCAT([.K9];[.$J9])))" office:value-type="float" office:value="0.03804561" calcext:value-type="float">
            <text:p>0.03804561</text:p>
          </table:table-cell>
          <table:table-cell table:formula="of:=AVERAGE(INDIRECT(COM.MICROSOFT.CONCAT([.L9];[.$I9])):INDIRECT(COM.MICROSOFT.CONCAT([.L9];[.$J9])))"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9]+1" office:value-type="float" office:value="801" calcext:value-type="float">
            <text:p>801</text:p>
          </table:table-cell>
          <table:table-cell table:formula="of:=[.I10]+99"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0]))" office:value-type="float" office:value="96000000" calcext:value-type="float">
            <text:p>96000000</text:p>
          </table:table-cell>
          <table:table-cell table:formula="of:=INDIRECT(COM.MICROSOFT.CONCAT(&quot;D&quot;; [.I10]))" office:value-type="float" office:value="4" calcext:value-type="float">
            <text:p>4</text:p>
          </table:table-cell>
          <table:table-cell table:formula="of:=AVERAGE(INDIRECT(COM.MICROSOFT.CONCAT([.K10];[.$I10])):INDIRECT(COM.MICROSOFT.CONCAT([.K10];[.$J10])))" office:value-type="float" office:value="0.07551755" calcext:value-type="float">
            <text:p>0.07551755</text:p>
          </table:table-cell>
          <table:table-cell table:formula="of:=AVERAGE(INDIRECT(COM.MICROSOFT.CONCAT([.L10];[.$I10])):INDIRECT(COM.MICROSOFT.CONCAT([.L10];[.$J10])))"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755" calcext:value-type="float">
            <text:p>0.074755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0]+1" office:value-type="float" office:value="901" calcext:value-type="float">
            <text:p>901</text:p>
          </table:table-cell>
          <table:table-cell table:formula="of:=[.I11]+99"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1]))" office:value-type="float" office:value="24000000" calcext:value-type="float">
            <text:p>24000000</text:p>
          </table:table-cell>
          <table:table-cell table:formula="of:=INDIRECT(COM.MICROSOFT.CONCAT(&quot;D&quot;; [.I11]))" office:value-type="float" office:value="6" calcext:value-type="float">
            <text:p>6</text:p>
          </table:table-cell>
          <table:table-cell table:formula="of:=AVERAGE(INDIRECT(COM.MICROSOFT.CONCAT([.K11];[.$I11])):INDIRECT(COM.MICROSOFT.CONCAT([.K11];[.$J11])))" office:value-type="float" office:value="0.0149946" calcext:value-type="float">
            <text:p>0.0149946</text:p>
          </table:table-cell>
          <table:table-cell table:formula="of:=AVERAGE(INDIRECT(COM.MICROSOFT.CONCAT([.L11];[.$I11])):INDIRECT(COM.MICROSOFT.CONCAT([.L11];[.$J11])))"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5" calcext:value-type="float">
            <text:p>0.074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1]+1" office:value-type="float" office:value="1001" calcext:value-type="float">
            <text:p>1001</text:p>
          </table:table-cell>
          <table:table-cell table:formula="of:=[.I12]+99"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2]))" office:value-type="float" office:value="48000000" calcext:value-type="float">
            <text:p>48000000</text:p>
          </table:table-cell>
          <table:table-cell table:formula="of:=INDIRECT(COM.MICROSOFT.CONCAT(&quot;D&quot;; [.I12]))" office:value-type="float" office:value="6" calcext:value-type="float">
            <text:p>6</text:p>
          </table:table-cell>
          <table:table-cell table:formula="of:=AVERAGE(INDIRECT(COM.MICROSOFT.CONCAT([.K12];[.$I12])):INDIRECT(COM.MICROSOFT.CONCAT([.K12];[.$J12])))" office:value-type="float" office:value="0.02759885" calcext:value-type="float">
            <text:p>0.02759885</text:p>
          </table:table-cell>
          <table:table-cell table:formula="of:=AVERAGE(INDIRECT(COM.MICROSOFT.CONCAT([.L12];[.$I12])):INDIRECT(COM.MICROSOFT.CONCAT([.L12];[.$J12])))"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66" calcext:value-type="float">
            <text:p>0.074766</text:p>
          </table:table-cell>
          <table:table-cell office:value-type="float" office:value="0.074763" calcext:value-type="float">
            <text:p>0.074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2]+1" office:value-type="float" office:value="1101" calcext:value-type="float">
            <text:p>1101</text:p>
          </table:table-cell>
          <table:table-cell table:formula="of:=[.I13]+99"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3]))" office:value-type="float" office:value="96000000" calcext:value-type="float">
            <text:p>96000000</text:p>
          </table:table-cell>
          <table:table-cell table:formula="of:=INDIRECT(COM.MICROSOFT.CONCAT(&quot;D&quot;; [.I13]))" office:value-type="float" office:value="6" calcext:value-type="float">
            <text:p>6</text:p>
          </table:table-cell>
          <table:table-cell table:formula="of:=AVERAGE(INDIRECT(COM.MICROSOFT.CONCAT([.K13];[.$I13])):INDIRECT(COM.MICROSOFT.CONCAT([.K13];[.$J13])))" office:value-type="float" office:value="0.05454069" calcext:value-type="float">
            <text:p>0.05454069</text:p>
          </table:table-cell>
          <table:table-cell table:formula="of:=AVERAGE(INDIRECT(COM.MICROSOFT.CONCAT([.L13];[.$I13])):INDIRECT(COM.MICROSOFT.CONCAT([.L13];[.$J13])))"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3]+1" office:value-type="float" office:value="1201" calcext:value-type="float">
            <text:p>1201</text:p>
          </table:table-cell>
          <table:table-cell table:formula="of:=[.I14]+99"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4]))" office:value-type="float" office:value="24000000" calcext:value-type="float">
            <text:p>24000000</text:p>
          </table:table-cell>
          <table:table-cell table:formula="of:=INDIRECT(COM.MICROSOFT.CONCAT(&quot;D&quot;; [.I14]))" office:value-type="float" office:value="12" calcext:value-type="float">
            <text:p>12</text:p>
          </table:table-cell>
          <table:table-cell table:formula="of:=AVERAGE(INDIRECT(COM.MICROSOFT.CONCAT([.K14];[.$I14])):INDIRECT(COM.MICROSOFT.CONCAT([.K14];[.$J14])))" office:value-type="float" office:value="0.00823194999999999" calcext:value-type="float">
            <text:p>0.00823195</text:p>
          </table:table-cell>
          <table:table-cell table:formula="of:=AVERAGE(INDIRECT(COM.MICROSOFT.CONCAT([.L14];[.$I14])):INDIRECT(COM.MICROSOFT.CONCAT([.L14];[.$J14])))"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5" calcext:value-type="float">
            <text:p>0.074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4]+1" office:value-type="float" office:value="1301" calcext:value-type="float">
            <text:p>1301</text:p>
          </table:table-cell>
          <table:table-cell table:formula="of:=[.I15]+99"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5]))" office:value-type="float" office:value="48000000" calcext:value-type="float">
            <text:p>48000000</text:p>
          </table:table-cell>
          <table:table-cell table:formula="of:=INDIRECT(COM.MICROSOFT.CONCAT(&quot;D&quot;; [.I15]))" office:value-type="float" office:value="12" calcext:value-type="float">
            <text:p>12</text:p>
          </table:table-cell>
          <table:table-cell table:formula="of:=AVERAGE(INDIRECT(COM.MICROSOFT.CONCAT([.K15];[.$I15])):INDIRECT(COM.MICROSOFT.CONCAT([.K15];[.$J15])))" office:value-type="float" office:value="0.0149038" calcext:value-type="float">
            <text:p>0.0149038</text:p>
          </table:table-cell>
          <table:table-cell table:formula="of:=AVERAGE(INDIRECT(COM.MICROSOFT.CONCAT([.L15];[.$I15])):INDIRECT(COM.MICROSOFT.CONCAT([.L15];[.$J15])))"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5]+1" office:value-type="float" office:value="1401" calcext:value-type="float">
            <text:p>1401</text:p>
          </table:table-cell>
          <table:table-cell table:formula="of:=[.I16]+99"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6]))" office:value-type="float" office:value="96000000" calcext:value-type="float">
            <text:p>96000000</text:p>
          </table:table-cell>
          <table:table-cell table:formula="of:=INDIRECT(COM.MICROSOFT.CONCAT(&quot;D&quot;; [.I16]))" office:value-type="float" office:value="12" calcext:value-type="float">
            <text:p>12</text:p>
          </table:table-cell>
          <table:table-cell table:formula="of:=AVERAGE(INDIRECT(COM.MICROSOFT.CONCAT([.K16];[.$I16])):INDIRECT(COM.MICROSOFT.CONCAT([.K16];[.$J16])))" office:value-type="float" office:value="0.03153781" calcext:value-type="float">
            <text:p>0.03153781</text:p>
          </table:table-cell>
          <table:table-cell table:formula="of:=AVERAGE(INDIRECT(COM.MICROSOFT.CONCAT([.L16];[.$I16])):INDIRECT(COM.MICROSOFT.CONCAT([.L16];[.$J16])))"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4" calcext:value-type="float">
            <text:p>0.0748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6]+1" office:value-type="float" office:value="1501" calcext:value-type="float">
            <text:p>1501</text:p>
          </table:table-cell>
          <table:table-cell table:formula="of:=[.I17]+99"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7]))" office:value-type="float" office:value="24000000" calcext:value-type="float">
            <text:p>24000000</text:p>
          </table:table-cell>
          <table:table-cell table:formula="of:=INDIRECT(COM.MICROSOFT.CONCAT(&quot;D&quot;; [.I17]))" office:value-type="float" office:value="18" calcext:value-type="float">
            <text:p>18</text:p>
          </table:table-cell>
          <table:table-cell table:formula="of:=AVERAGE(INDIRECT(COM.MICROSOFT.CONCAT([.K17];[.$I17])):INDIRECT(COM.MICROSOFT.CONCAT([.K17];[.$J17])))" office:value-type="float" office:value="0.00601088" calcext:value-type="float">
            <text:p>0.00601088</text:p>
          </table:table-cell>
          <table:table-cell table:formula="of:=AVERAGE(INDIRECT(COM.MICROSOFT.CONCAT([.L17];[.$I17])):INDIRECT(COM.MICROSOFT.CONCAT([.L17];[.$J17])))"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7]+1" office:value-type="float" office:value="1601" calcext:value-type="float">
            <text:p>1601</text:p>
          </table:table-cell>
          <table:table-cell table:formula="of:=[.I18]+99"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8]))" office:value-type="float" office:value="48000000" calcext:value-type="float">
            <text:p>48000000</text:p>
          </table:table-cell>
          <table:table-cell table:formula="of:=INDIRECT(COM.MICROSOFT.CONCAT(&quot;D&quot;; [.I18]))" office:value-type="float" office:value="18" calcext:value-type="float">
            <text:p>18</text:p>
          </table:table-cell>
          <table:table-cell table:formula="of:=AVERAGE(INDIRECT(COM.MICROSOFT.CONCAT([.K18];[.$I18])):INDIRECT(COM.MICROSOFT.CONCAT([.K18];[.$J18])))" office:value-type="float" office:value="0.01047353" calcext:value-type="float">
            <text:p>0.01047353</text:p>
          </table:table-cell>
          <table:table-cell table:formula="of:=AVERAGE(INDIRECT(COM.MICROSOFT.CONCAT([.L18];[.$I18])):INDIRECT(COM.MICROSOFT.CONCAT([.L18];[.$J18])))"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778" calcext:value-type="float">
            <text:p>0.074778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8]+1" office:value-type="float" office:value="1701" calcext:value-type="float">
            <text:p>1701</text:p>
          </table:table-cell>
          <table:table-cell table:formula="of:=[.I19]+99"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9]))" office:value-type="float" office:value="96000000" calcext:value-type="float">
            <text:p>96000000</text:p>
          </table:table-cell>
          <table:table-cell table:formula="of:=INDIRECT(COM.MICROSOFT.CONCAT(&quot;D&quot;; [.I19]))" office:value-type="float" office:value="18" calcext:value-type="float">
            <text:p>18</text:p>
          </table:table-cell>
          <table:table-cell table:formula="of:=AVERAGE(INDIRECT(COM.MICROSOFT.CONCAT([.K19];[.$I19])):INDIRECT(COM.MICROSOFT.CONCAT([.K19];[.$J19])))" office:value-type="float" office:value="0.02100147" calcext:value-type="float">
            <text:p>0.02100147</text:p>
          </table:table-cell>
          <table:table-cell table:formula="of:=AVERAGE(INDIRECT(COM.MICROSOFT.CONCAT([.L19];[.$I19])):INDIRECT(COM.MICROSOFT.CONCAT([.L19];[.$J19])))"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9]+1" office:value-type="float" office:value="1801" calcext:value-type="float">
            <text:p>1801</text:p>
          </table:table-cell>
          <table:table-cell table:formula="of:=[.I20]+99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0]))" office:value-type="float" office:value="24000000" calcext:value-type="float">
            <text:p>24000000</text:p>
          </table:table-cell>
          <table:table-cell table:formula="of:=INDIRECT(COM.MICROSOFT.CONCAT(&quot;D&quot;; [.I20]))" office:value-type="float" office:value="24" calcext:value-type="float">
            <text:p>24</text:p>
          </table:table-cell>
          <table:table-cell table:formula="of:=AVERAGE(INDIRECT(COM.MICROSOFT.CONCAT([.K20];[.$I20])):INDIRECT(COM.MICROSOFT.CONCAT([.K20];[.$J20])))" office:value-type="float" office:value="0.0071735" calcext:value-type="float">
            <text:p>0.0071735</text:p>
          </table:table-cell>
          <table:table-cell table:formula="of:=AVERAGE(INDIRECT(COM.MICROSOFT.CONCAT([.L20];[.$I20])):INDIRECT(COM.MICROSOFT.CONCAT([.L20];[.$J20])))"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0]+1" office:value-type="float" office:value="1901" calcext:value-type="float">
            <text:p>1901</text:p>
          </table:table-cell>
          <table:table-cell table:formula="of:=[.I21]+99"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1]))" office:value-type="float" office:value="48000000" calcext:value-type="float">
            <text:p>48000000</text:p>
          </table:table-cell>
          <table:table-cell table:formula="of:=INDIRECT(COM.MICROSOFT.CONCAT(&quot;D&quot;; [.I21]))" office:value-type="float" office:value="24" calcext:value-type="float">
            <text:p>24</text:p>
          </table:table-cell>
          <table:table-cell table:formula="of:=AVERAGE(INDIRECT(COM.MICROSOFT.CONCAT([.K21];[.$I21])):INDIRECT(COM.MICROSOFT.CONCAT([.K21];[.$J21])))" office:value-type="float" office:value="0.01370117" calcext:value-type="float">
            <text:p>0.01370117</text:p>
          </table:table-cell>
          <table:table-cell table:formula="of:=AVERAGE(INDIRECT(COM.MICROSOFT.CONCAT([.L21];[.$I21])):INDIRECT(COM.MICROSOFT.CONCAT([.L21];[.$J21])))"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768" calcext:value-type="float">
            <text:p>0.074768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1]+1" office:value-type="float" office:value="2001" calcext:value-type="float">
            <text:p>2001</text:p>
          </table:table-cell>
          <table:table-cell table:formula="of:=[.I22]+99"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2]))" office:value-type="float" office:value="96000000" calcext:value-type="float">
            <text:p>96000000</text:p>
          </table:table-cell>
          <table:table-cell table:formula="of:=INDIRECT(COM.MICROSOFT.CONCAT(&quot;D&quot;; [.I22]))" office:value-type="float" office:value="24" calcext:value-type="float">
            <text:p>24</text:p>
          </table:table-cell>
          <table:table-cell table:formula="of:=AVERAGE(INDIRECT(COM.MICROSOFT.CONCAT([.K22];[.$I22])):INDIRECT(COM.MICROSOFT.CONCAT([.K22];[.$J22])))" office:value-type="float" office:value="0.02657611" calcext:value-type="float">
            <text:p>0.02657611</text:p>
          </table:table-cell>
          <table:table-cell table:formula="of:=AVERAGE(INDIRECT(COM.MICROSOFT.CONCAT([.L22];[.$I22])):INDIRECT(COM.MICROSOFT.CONCAT([.L22];[.$J22])))"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74769" calcext:value-type="float">
            <text:p>0.074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2]+1" office:value-type="float" office:value="2101" calcext:value-type="float">
            <text:p>2101</text:p>
          </table:table-cell>
          <table:table-cell table:formula="of:=[.I23]+99"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3]))" office:value-type="float" office:value="24000000" calcext:value-type="float">
            <text:p>24000000</text:p>
          </table:table-cell>
          <table:table-cell table:formula="of:=INDIRECT(COM.MICROSOFT.CONCAT(&quot;D&quot;; [.I23]))" office:value-type="float" office:value="48" calcext:value-type="float">
            <text:p>48</text:p>
          </table:table-cell>
          <table:table-cell table:formula="of:=AVERAGE(INDIRECT(COM.MICROSOFT.CONCAT([.K23];[.$I23])):INDIRECT(COM.MICROSOFT.CONCAT([.K23];[.$J23])))" office:value-type="float" office:value="0.00914571" calcext:value-type="float">
            <text:p>0.00914571</text:p>
          </table:table-cell>
          <table:table-cell table:formula="of:=AVERAGE(INDIRECT(COM.MICROSOFT.CONCAT([.L23];[.$I23])):INDIRECT(COM.MICROSOFT.CONCAT([.L23];[.$J23])))"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776" calcext:value-type="float">
            <text:p>0.07477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3]+1" office:value-type="float" office:value="2201" calcext:value-type="float">
            <text:p>2201</text:p>
          </table:table-cell>
          <table:table-cell table:formula="of:=[.I24]+99"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4]))" office:value-type="float" office:value="48000000" calcext:value-type="float">
            <text:p>48000000</text:p>
          </table:table-cell>
          <table:table-cell table:formula="of:=INDIRECT(COM.MICROSOFT.CONCAT(&quot;D&quot;; [.I24]))" office:value-type="float" office:value="48" calcext:value-type="float">
            <text:p>48</text:p>
          </table:table-cell>
          <table:table-cell table:formula="of:=AVERAGE(INDIRECT(COM.MICROSOFT.CONCAT([.K24];[.$I24])):INDIRECT(COM.MICROSOFT.CONCAT([.K24];[.$J24])))" office:value-type="float" office:value="0.01395047" calcext:value-type="float">
            <text:p>0.01395047</text:p>
          </table:table-cell>
          <table:table-cell table:formula="of:=AVERAGE(INDIRECT(COM.MICROSOFT.CONCAT([.L24];[.$I24])):INDIRECT(COM.MICROSOFT.CONCAT([.L24];[.$J24])))"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4]+1" office:value-type="float" office:value="2301" calcext:value-type="float">
            <text:p>2301</text:p>
          </table:table-cell>
          <table:table-cell table:formula="of:=[.I25]+99"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5]))" office:value-type="float" office:value="96000000" calcext:value-type="float">
            <text:p>96000000</text:p>
          </table:table-cell>
          <table:table-cell table:formula="of:=INDIRECT(COM.MICROSOFT.CONCAT(&quot;D&quot;; [.I25]))" office:value-type="float" office:value="48" calcext:value-type="float">
            <text:p>48</text:p>
          </table:table-cell>
          <table:table-cell table:formula="of:=AVERAGE(INDIRECT(COM.MICROSOFT.CONCAT([.K25];[.$I25])):INDIRECT(COM.MICROSOFT.CONCAT([.K25];[.$J25])))" office:value-type="float" office:value="0.02301004" calcext:value-type="float">
            <text:p>0.02301004</text:p>
          </table:table-cell>
          <table:table-cell table:formula="of:=AVERAGE(INDIRECT(COM.MICROSOFT.CONCAT([.L25];[.$I25])):INDIRECT(COM.MICROSOFT.CONCAT([.L25];[.$J25])))"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5]+1" office:value-type="float" office:value="2401" calcext:value-type="float">
            <text:p>2401</text:p>
          </table:table-cell>
          <table:table-cell table:formula="of:=[.I26]+99"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6]))" office:value-type="float" office:value="24000000" calcext:value-type="float">
            <text:p>24000000</text:p>
          </table:table-cell>
          <table:table-cell table:formula="of:=INDIRECT(COM.MICROSOFT.CONCAT(&quot;D&quot;; [.I26]))" office:value-type="float" office:value="96" calcext:value-type="float">
            <text:p>96</text:p>
          </table:table-cell>
          <table:table-cell table:formula="of:=AVERAGE(INDIRECT(COM.MICROSOFT.CONCAT([.K26];[.$I26])):INDIRECT(COM.MICROSOFT.CONCAT([.K26];[.$J26])))" office:value-type="float" office:value="0.0073938" calcext:value-type="float">
            <text:p>0.0073938</text:p>
          </table:table-cell>
          <table:table-cell table:formula="of:=AVERAGE(INDIRECT(COM.MICROSOFT.CONCAT([.L26];[.$I26])):INDIRECT(COM.MICROSOFT.CONCAT([.L26];[.$J26])))"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6]+1" office:value-type="float" office:value="2501" calcext:value-type="float">
            <text:p>2501</text:p>
          </table:table-cell>
          <table:table-cell table:formula="of:=[.I27]+99"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7]))" office:value-type="float" office:value="48000000" calcext:value-type="float">
            <text:p>48000000</text:p>
          </table:table-cell>
          <table:table-cell table:formula="of:=INDIRECT(COM.MICROSOFT.CONCAT(&quot;D&quot;; [.I27]))" office:value-type="float" office:value="96" calcext:value-type="float">
            <text:p>96</text:p>
          </table:table-cell>
          <table:table-cell table:formula="of:=AVERAGE(INDIRECT(COM.MICROSOFT.CONCAT([.K27];[.$I27])):INDIRECT(COM.MICROSOFT.CONCAT([.K27];[.$J27])))" office:value-type="float" office:value="0.01273081" calcext:value-type="float">
            <text:p>0.01273081</text:p>
          </table:table-cell>
          <table:table-cell table:formula="of:=AVERAGE(INDIRECT(COM.MICROSOFT.CONCAT([.L27];[.$I27])):INDIRECT(COM.MICROSOFT.CONCAT([.L27];[.$J27])))"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7]+1" office:value-type="float" office:value="2601" calcext:value-type="float">
            <text:p>2601</text:p>
          </table:table-cell>
          <table:table-cell table:formula="of:=[.I28]+99"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8]))" office:value-type="float" office:value="96000000" calcext:value-type="float">
            <text:p>96000000</text:p>
          </table:table-cell>
          <table:table-cell table:formula="of:=INDIRECT(COM.MICROSOFT.CONCAT(&quot;D&quot;; [.I28]))" office:value-type="float" office:value="96" calcext:value-type="float">
            <text:p>96</text:p>
          </table:table-cell>
          <table:table-cell table:formula="of:=AVERAGE(INDIRECT(COM.MICROSOFT.CONCAT([.K28];[.$I28])):INDIRECT(COM.MICROSOFT.CONCAT([.K28];[.$J28])))" office:value-type="float" office:value="0.02302858" calcext:value-type="float">
            <text:p>0.02302858</text:p>
          </table:table-cell>
          <table:table-cell table:formula="of:=AVERAGE(INDIRECT(COM.MICROSOFT.CONCAT([.L28];[.$I28])):INDIRECT(COM.MICROSOFT.CONCAT([.L28];[.$J28])))"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12" calcext:value-type="float">
            <text:p>0.074812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3" calcext:value-type="float">
            <text:p>0.07482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4" calcext:value-type="float">
            <text:p>0.0748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without refs:</text:p>
          </table:table-cell>
          <table:table-cell table:number-columns-repeated="8"/>
        </table:table-row>
        <table:table-row table:style-name="ro1">
          <table:table-cell office:value-type="float" office:value="0.074774" calcext:value-type="float">
            <text:p>0.074774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785" calcext:value-type="float">
            <text:p>0.074785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7" calcext:value-type="float">
            <text:p>0.074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8" calcext:value-type="float">
            <text:p>0.07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8" calcext:value-type="float">
            <text:p>0.074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782" calcext:value-type="float">
            <text:p>0.074782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87" calcext:value-type="float">
            <text:p>0.074887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849" calcext:value-type="float">
            <text:p>0.074849</text:p>
          </table:table-cell>
          <table:table-cell office:value-type="float" office:value="0.074846" calcext:value-type="float">
            <text:p>0.0748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1" calcext:value-type="float">
            <text:p>24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4818" calcext:value-type="float">
            <text:p>0.074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784" calcext:value-type="float">
            <text:p>0.074784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074831" calcext:value-type="float">
            <text:p>0.074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301" calcext:value-type="float">
            <text:p>13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501" calcext:value-type="float">
            <text:p>250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25" calcext:value-type="float">
            <text:p>0.074825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0.30203755" calcext:value-type="float">
            <text:p>0.30203755</text:p>
          </table:table-cell>
          <table:table-cell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0.15208149" calcext:value-type="float">
            <text:p>0.15208149</text:p>
          </table:table-cell>
          <table:table-cell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57" calcext:value-type="float">
            <text:p>0.074757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0.07551755" calcext:value-type="float">
            <text:p>0.07551755</text:p>
          </table:table-cell>
          <table:table-cell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0.05454069" calcext:value-type="float">
            <text:p>0.05454069</text:p>
          </table:table-cell>
          <table:table-cell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911" calcext:value-type="float">
            <text:p>0.074911</text:p>
          </table:table-cell>
          <table:table-cell office:value-type="float" office:value="0.074908" calcext:value-type="float">
            <text:p>0.074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0.03153781" calcext:value-type="float">
            <text:p>0.03153781</text:p>
          </table:table-cell>
          <table:table-cell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916" calcext:value-type="float">
            <text:p>0.074916</text:p>
          </table:table-cell>
          <table:table-cell office:value-type="float" office:value="0.074914" calcext:value-type="float">
            <text:p>0.07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0.02100147" calcext:value-type="float">
            <text:p>0.02100147</text:p>
          </table:table-cell>
          <table:table-cell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0.02657611" calcext:value-type="float">
            <text:p>0.02657611</text:p>
          </table:table-cell>
          <table:table-cell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69" calcext:value-type="float">
            <text:p>0.074769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0.02301004" calcext:value-type="float">
            <text:p>0.02301004</text:p>
          </table:table-cell>
          <table:table-cell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744" calcext:value-type="float">
            <text:p>0.074744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601" calcext:value-type="float">
            <text:p>260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0.02302858" calcext:value-type="float">
            <text:p>0.02302858</text:p>
          </table:table-cell>
          <table:table-cell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35" calcext:value-type="float">
            <text:p>0.07483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9" calcext:value-type="float">
            <text:p>0.0747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6" calcext:value-type="float">
            <text:p>0.074826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2" calcext:value-type="float">
            <text:p>0.07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3" calcext:value-type="float">
            <text:p>0.074863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1" calcext:value-type="float">
            <text:p>0.0747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3" calcext:value-type="float">
            <text:p>0.074763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1" calcext:value-type="float">
            <text:p>0.074811</text:p>
          </table:table-cell>
          <table:table-cell office:value-type="float" office:value="0.074809" calcext:value-type="float">
            <text:p>0.074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1" calcext:value-type="float">
            <text:p>0.074861</text:p>
          </table:table-cell>
          <table:table-cell office:value-type="float" office:value="0.074859" calcext:value-type="float">
            <text:p>0.074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88" calcext:value-type="float">
            <text:p>0.074988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2" calcext:value-type="float">
            <text:p>0.074762</text:p>
          </table:table-cell>
          <table:table-cell office:value-type="float" office:value="0.074759" calcext:value-type="float">
            <text:p>0.074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6" calcext:value-type="float">
            <text:p>0.0748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5" calcext:value-type="float">
            <text:p>0.074845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8" calcext:value-type="float">
            <text:p>0.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3" calcext:value-type="float">
            <text:p>0.074813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3" calcext:value-type="float">
            <text:p>0.074793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6" calcext:value-type="float">
            <text:p>0.074846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8" calcext:value-type="float">
            <text:p>0.0747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2" calcext:value-type="float">
            <text:p>0.074822</text:p>
          </table:table-cell>
          <table:table-cell office:value-type="float" office:value="0.074819" calcext:value-type="float">
            <text:p>0.074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8" calcext:value-type="float">
            <text:p>0.074878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7" calcext:value-type="float">
            <text:p>0.074777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7" calcext:value-type="float">
            <text:p>0.074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6" calcext:value-type="float">
            <text:p>0.07481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53" calcext:value-type="float">
            <text:p>0.07485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9" calcext:value-type="float">
            <text:p>0.074879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" calcext:value-type="float">
            <text:p>0.07488</text:p>
          </table:table-cell>
          <table:table-cell office:value-type="float" office:value="0.074877" calcext:value-type="float">
            <text:p>0.074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7" calcext:value-type="float">
            <text:p>0.074847</text:p>
          </table:table-cell>
          <table:table-cell office:value-type="float" office:value="0.074845" calcext:value-type="float">
            <text:p>0.074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7" calcext:value-type="float">
            <text:p>0.074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56" calcext:value-type="float">
            <text:p>0.074756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149603" calcext:value-type="float">
            <text:p>0.14960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9" calcext:value-type="float">
            <text:p>0.149609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8" calcext:value-type="float">
            <text:p>0.14964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2" calcext:value-type="float">
            <text:p>0.149602</text:p>
          </table:table-cell>
          <table:table-cell office:value-type="float" office:value="0.1496" calcext:value-type="float">
            <text:p>0.1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7" calcext:value-type="float">
            <text:p>0.149537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69" calcext:value-type="float">
            <text:p>0.149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1" calcext:value-type="float">
            <text:p>0.14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58" calcext:value-type="float">
            <text:p>0.149558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9" calcext:value-type="float">
            <text:p>0.149549</text:p>
          </table:table-cell>
          <table:table-cell office:value-type="float" office:value="0.149546" calcext:value-type="float">
            <text:p>0.149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6" calcext:value-type="float">
            <text:p>0.149476</text:p>
          </table:table-cell>
          <table:table-cell office:value-type="float" office:value="0.149474" calcext:value-type="float">
            <text:p>0.149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6" calcext:value-type="float">
            <text:p>0.149666</text:p>
          </table:table-cell>
          <table:table-cell office:value-type="float" office:value="0.149663" calcext:value-type="float">
            <text:p>0.1496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5" calcext:value-type="float">
            <text:p>0.149515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" calcext:value-type="float">
            <text:p>0.14953</text:p>
          </table:table-cell>
          <table:table-cell office:value-type="float" office:value="0.149527" calcext:value-type="float">
            <text:p>0.149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2" calcext:value-type="float">
            <text:p>0.14956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8" calcext:value-type="float">
            <text:p>0.14949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7" calcext:value-type="float">
            <text:p>0.149567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86" calcext:value-type="float">
            <text:p>0.149686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" calcext:value-type="float">
            <text:p>0.1495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8" calcext:value-type="float">
            <text:p>0.1494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61658" calcext:value-type="float">
            <text:p>0.161658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6" calcext:value-type="float">
            <text:p>0.149586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9" calcext:value-type="float">
            <text:p>0.149649</text:p>
          </table:table-cell>
          <table:table-cell office:value-type="float" office:value="0.149647" calcext:value-type="float">
            <text:p>0.149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5" calcext:value-type="float">
            <text:p>0.149505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3" calcext:value-type="float">
            <text:p>0.149563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1" calcext:value-type="float">
            <text:p>0.149481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2" calcext:value-type="float">
            <text:p>0.149482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3" calcext:value-type="float">
            <text:p>0.149583</text:p>
          </table:table-cell>
          <table:table-cell office:value-type="float" office:value="0.149581" calcext:value-type="float">
            <text:p>0.149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8" calcext:value-type="float">
            <text:p>0.149508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2" calcext:value-type="float">
            <text:p>0.14963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4" calcext:value-type="float">
            <text:p>0.149444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20648" calcext:value-type="float">
            <text:p>0.220648</text:p>
          </table:table-cell>
          <table:table-cell office:value-type="float" office:value="0.220645" calcext:value-type="float">
            <text:p>0.220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3" calcext:value-type="float">
            <text:p>0.149463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6" calcext:value-type="float">
            <text:p>0.149466</text:p>
          </table:table-cell>
          <table:table-cell office:value-type="float" office:value="0.149463" calcext:value-type="float">
            <text:p>0.1494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1" calcext:value-type="float">
            <text:p>0.149601</text:p>
          </table:table-cell>
          <table:table-cell office:value-type="float" office:value="0.149598" calcext:value-type="float">
            <text:p>0.1495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" calcext:value-type="float">
            <text:p>0.14954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1" calcext:value-type="float">
            <text:p>0.149641</text:p>
          </table:table-cell>
          <table:table-cell office:value-type="float" office:value="0.149638" calcext:value-type="float">
            <text:p>0.149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6" calcext:value-type="float">
            <text:p>0.149546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8" calcext:value-type="float">
            <text:p>0.149568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29" calcext:value-type="float">
            <text:p>0.1495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5" calcext:value-type="float">
            <text:p>0.149615</text:p>
          </table:table-cell>
          <table:table-cell office:value-type="float" office:value="0.149612" calcext:value-type="float">
            <text:p>0.1496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8" calcext:value-type="float">
            <text:p>0.149728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7" calcext:value-type="float">
            <text:p>0.149517</text:p>
          </table:table-cell>
          <table:table-cell office:value-type="float" office:value="0.149515" calcext:value-type="float">
            <text:p>0.1495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9" calcext:value-type="float">
            <text:p>0.14957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9" calcext:value-type="float">
            <text:p>0.149619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57" calcext:value-type="float">
            <text:p>0.149657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78" calcext:value-type="float">
            <text:p>0.149778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3" calcext:value-type="float">
            <text:p>0.149493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5" calcext:value-type="float">
            <text:p>0.149535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9" calcext:value-type="float">
            <text:p>0.149669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9" calcext:value-type="float">
            <text:p>0.149479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1" calcext:value-type="float">
            <text:p>0.149441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1" calcext:value-type="float">
            <text:p>0.149581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78" calcext:value-type="float">
            <text:p>0.149678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6" calcext:value-type="float">
            <text:p>0.149726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97" calcext:value-type="float">
            <text:p>0.149697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9" calcext:value-type="float">
            <text:p>0.149489</text:p>
          </table:table-cell>
          <table:table-cell office:value-type="float" office:value="0.149486" calcext:value-type="float">
            <text:p>0.149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" calcext:value-type="float">
            <text:p>0.14962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9" calcext:value-type="float">
            <text:p>0.149459</text:p>
          </table:table-cell>
          <table:table-cell office:value-type="float" office:value="0.149456" calcext:value-type="float">
            <text:p>0.149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1" calcext:value-type="float">
            <text:p>0.149491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7" calcext:value-type="float">
            <text:p>0.149597</text:p>
          </table:table-cell>
          <table:table-cell office:value-type="float" office:value="0.149594" calcext:value-type="float">
            <text:p>0.149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7" calcext:value-type="float">
            <text:p>0.149477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5" calcext:value-type="float">
            <text:p>0.149625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float" office:value="0.149627" calcext:value-type="float">
            <text:p>0.1496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149526" calcext:value-type="float">
            <text:p>0.149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4" calcext:value-type="float">
            <text:p>0.149494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8" calcext:value-type="float">
            <text:p>0.149598</text:p>
          </table:table-cell>
          <table:table-cell office:value-type="float" office:value="0.149596" calcext:value-type="float">
            <text:p>0.1495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58" calcext:value-type="float">
            <text:p>0.149758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4" calcext:value-type="float">
            <text:p>0.149604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2" calcext:value-type="float">
            <text:p>0.149622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3" calcext:value-type="float">
            <text:p>0.14943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6" calcext:value-type="float">
            <text:p>0.149536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9897" calcext:value-type="float">
            <text:p>0.29897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1" calcext:value-type="float">
            <text:p>0.299051</text:p>
          </table:table-cell>
          <table:table-cell office:value-type="float" office:value="0.299048" calcext:value-type="float">
            <text:p>0.29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1" calcext:value-type="float">
            <text:p>0.298981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8" calcext:value-type="float">
            <text:p>0.299148</text:p>
          </table:table-cell>
          <table:table-cell office:value-type="float" office:value="0.299145" calcext:value-type="float">
            <text:p>0.299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" calcext:value-type="float">
            <text:p>0.29899</text:p>
          </table:table-cell>
          <table:table-cell office:value-type="float" office:value="0.298987" calcext:value-type="float">
            <text:p>0.298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9" calcext:value-type="float">
            <text:p>0.298969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1" calcext:value-type="float">
            <text:p>0.298971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8" calcext:value-type="float">
            <text:p>0.299018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3" calcext:value-type="float">
            <text:p>0.299213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4" calcext:value-type="float">
            <text:p>0.298894</text:p>
          </table:table-cell>
          <table:table-cell office:value-type="float" office:value="0.298892" calcext:value-type="float">
            <text:p>0.298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5" calcext:value-type="float">
            <text:p>0.298975</text:p>
          </table:table-cell>
          <table:table-cell office:value-type="float" office:value="0.298972" calcext:value-type="float">
            <text:p>0.29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3" calcext:value-type="float">
            <text:p>0.29913</text:p>
          </table:table-cell>
          <table:table-cell office:value-type="float" office:value="0.299128" calcext:value-type="float">
            <text:p>0.2991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8" calcext:value-type="float">
            <text:p>0.298998</text:p>
          </table:table-cell>
          <table:table-cell office:value-type="float" office:value="0.298995" calcext:value-type="float">
            <text:p>0.298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5" calcext:value-type="float">
            <text:p>0.299105</text:p>
          </table:table-cell>
          <table:table-cell office:value-type="float" office:value="0.299103" calcext:value-type="float">
            <text:p>0.299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71" calcext:value-type="float">
            <text:p>0.29907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6" calcext:value-type="float">
            <text:p>0.299096</text:p>
          </table:table-cell>
          <table:table-cell office:value-type="float" office:value="0.299094" calcext:value-type="float">
            <text:p>0.299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6" calcext:value-type="float">
            <text:p>0.298896</text:p>
          </table:table-cell>
          <table:table-cell office:value-type="float" office:value="0.298894" calcext:value-type="float">
            <text:p>0.298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8" calcext:value-type="float">
            <text:p>0.299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6" calcext:value-type="float">
            <text:p>0.298876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6" calcext:value-type="float">
            <text:p>0.299046</text:p>
          </table:table-cell>
          <table:table-cell office:value-type="float" office:value="0.299043" calcext:value-type="float">
            <text:p>0.2990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2" calcext:value-type="float">
            <text:p>0.299162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8" calcext:value-type="float">
            <text:p>0.298928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365" calcext:value-type="float">
            <text:p>0.299365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13" calcext:value-type="float">
            <text:p>0.299113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3" calcext:value-type="float">
            <text:p>0.2990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5" calcext:value-type="float">
            <text:p>0.298995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441237" calcext:value-type="float">
            <text:p>0.441237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9" calcext:value-type="float">
            <text:p>0.299019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9" calcext:value-type="float">
            <text:p>0.299099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8" calcext:value-type="float">
            <text:p>0.298898</text:p>
          </table:table-cell>
          <table:table-cell office:value-type="float" office:value="0.298895" calcext:value-type="float">
            <text:p>0.2988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6" calcext:value-type="float">
            <text:p>0.298996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19" calcext:value-type="float">
            <text:p>0.298919</text:p>
          </table:table-cell>
          <table:table-cell office:value-type="float" office:value="0.298916" calcext:value-type="float">
            <text:p>0.2989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2" calcext:value-type="float">
            <text:p>0.298952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5" calcext:value-type="float">
            <text:p>0.299045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6" calcext:value-type="float">
            <text:p>0.29896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28" calcext:value-type="float">
            <text:p>0.299128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7" calcext:value-type="float">
            <text:p>0.299167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0.323239" calcext:value-type="float">
            <text:p>0.323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2" calcext:value-type="float">
            <text:p>0.299032</text:p>
          </table:table-cell>
          <table:table-cell office:value-type="float" office:value="0.299029" calcext:value-type="float">
            <text:p>0.299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8" calcext:value-type="float">
            <text:p>0.2990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4" calcext:value-type="float">
            <text:p>0.298874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9" calcext:value-type="float">
            <text:p>0.299239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3" calcext:value-type="float">
            <text:p>0.298993</text:p>
          </table:table-cell>
          <table:table-cell office:value-type="float" office:value="0.29899" calcext:value-type="float">
            <text:p>0.29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1" calcext:value-type="float">
            <text:p>0.299231</text:p>
          </table:table-cell>
          <table:table-cell office:value-type="float" office:value="0.299228" calcext:value-type="float">
            <text:p>0.29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3" calcext:value-type="float">
            <text:p>0.298973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1" calcext:value-type="float">
            <text:p>0.29881</text:p>
          </table:table-cell>
          <table:table-cell office:value-type="float" office:value="0.298808" calcext:value-type="float">
            <text:p>0.298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67" calcext:value-type="float">
            <text:p>0.29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7" calcext:value-type="float">
            <text:p>0.299097</text:p>
          </table:table-cell>
          <table:table-cell office:value-type="float" office:value="0.299095" calcext:value-type="float">
            <text:p>0.299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3" calcext:value-type="float">
            <text:p>0.299093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7" calcext:value-type="float">
            <text:p>0.298927</text:p>
          </table:table-cell>
          <table:table-cell office:value-type="float" office:value="0.298925" calcext:value-type="float">
            <text:p>0.2989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7" calcext:value-type="float">
            <text:p>0.299147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2" calcext:value-type="float">
            <text:p>0.34442</text:p>
          </table:table-cell>
          <table:table-cell office:value-type="float" office:value="0.344414" calcext:value-type="float">
            <text:p>0.344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95" calcext:value-type="float">
            <text:p>0.29929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52" calcext:value-type="float">
            <text:p>0.299252</text:p>
          </table:table-cell>
          <table:table-cell office:value-type="float" office:value="0.299249" calcext:value-type="float">
            <text:p>0.299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11" calcext:value-type="float">
            <text:p>0.344411</text:p>
          </table:table-cell>
          <table:table-cell office:value-type="float" office:value="0.344405" calcext:value-type="float">
            <text:p>0.34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151" calcext:value-type="float">
            <text:p>0.344151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3" calcext:value-type="float">
            <text:p>0.299043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7" calcext:value-type="float">
            <text:p>0.2990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9" calcext:value-type="float">
            <text:p>0.298989</text:p>
          </table:table-cell>
          <table:table-cell office:value-type="float" office:value="0.298986" calcext:value-type="float">
            <text:p>0.298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" calcext:value-type="float">
            <text:p>0.29901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03" calcext:value-type="float">
            <text:p>0.299003</text:p>
          </table:table-cell>
          <table:table-cell office:value-type="float" office:value="0.299" calcext:value-type="float">
            <text:p>0.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2" calcext:value-type="float">
            <text:p>0.298862</text:p>
          </table:table-cell>
          <table:table-cell office:value-type="float" office:value="0.298859" calcext:value-type="float">
            <text:p>0.298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45" calcext:value-type="float">
            <text:p>0.298845</text:p>
          </table:table-cell>
          <table:table-cell office:value-type="float" office:value="0.298843" calcext:value-type="float">
            <text:p>0.298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4" calcext:value-type="float">
            <text:p>0.29909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86" calcext:value-type="float">
            <text:p>0.298886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4" calcext:value-type="float">
            <text:p>0.298924</text:p>
          </table:table-cell>
          <table:table-cell office:value-type="float" office:value="0.298922" calcext:value-type="float">
            <text:p>0.298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1" calcext:value-type="float">
            <text:p>0.29910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24" calcext:value-type="float">
            <text:p>0.298824</text:p>
          </table:table-cell>
          <table:table-cell office:value-type="float" office:value="0.298822" calcext:value-type="float">
            <text:p>0.2988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9" calcext:value-type="float">
            <text:p>0.298879</text:p>
          </table:table-cell>
          <table:table-cell office:value-type="float" office:value="0.298876" calcext:value-type="float">
            <text:p>0.298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7" calcext:value-type="float">
            <text:p>0.298957</text:p>
          </table:table-cell>
          <table:table-cell office:value-type="float" office:value="0.298955" calcext:value-type="float">
            <text:p>0.298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22" calcext:value-type="float">
            <text:p>0.299222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7" calcext:value-type="float">
            <text:p>0.298867</text:p>
          </table:table-cell>
          <table:table-cell office:value-type="float" office:value="0.298865" calcext:value-type="float">
            <text:p>0.298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52" calcext:value-type="float">
            <text:p>0.299152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2" calcext:value-type="float">
            <text:p>0.298872</text:p>
          </table:table-cell>
          <table:table-cell office:value-type="float" office:value="0.298869" calcext:value-type="float">
            <text:p>0.298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3" calcext:value-type="float">
            <text:p>0.298923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" calcext:value-type="float">
            <text:p>0.29903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8" calcext:value-type="float">
            <text:p>0.299218</text:p>
          </table:table-cell>
          <table:table-cell office:value-type="float" office:value="0.299216" calcext:value-type="float">
            <text:p>0.29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3" calcext:value-type="float">
            <text:p>0.298903</text:p>
          </table:table-cell>
          <table:table-cell office:value-type="float" office:value="0.298901" calcext:value-type="float">
            <text:p>0.298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4" calcext:value-type="float">
            <text:p>0.298974</text:p>
          </table:table-cell>
          <table:table-cell office:value-type="float" office:value="0.298971" calcext:value-type="float">
            <text:p>0.2989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4" calcext:value-type="float">
            <text:p>0.299034</text:p>
          </table:table-cell>
          <table:table-cell office:value-type="float" office:value="0.299032" calcext:value-type="float">
            <text:p>0.2990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071886" calcext:value-type="float">
            <text:p>0.071886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4903" calcext:value-type="float">
            <text:p>0.064903</text:p>
          </table:table-cell>
          <table:table-cell office:value-type="float" office:value="0.064901" calcext:value-type="float">
            <text:p>0.0649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404" calcext:value-type="float">
            <text:p>0.04404</text:p>
          </table:table-cell>
          <table:table-cell office:value-type="float" office:value="0.044036" calcext:value-type="float">
            <text:p>0.0440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1" calcext:value-type="float">
            <text:p>0.037651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08" calcext:value-type="float">
            <text:p>0.037908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3" calcext:value-type="float">
            <text:p>0.037763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32" calcext:value-type="float">
            <text:p>0.037832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7" calcext:value-type="float">
            <text:p>0.037667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1" calcext:value-type="float">
            <text:p>0.037841</text:p>
          </table:table-cell>
          <table:table-cell office:value-type="float" office:value="0.037838" calcext:value-type="float">
            <text:p>0.037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88" calcext:value-type="float">
            <text:p>0.037788</text:p>
          </table:table-cell>
          <table:table-cell office:value-type="float" office:value="0.037786" calcext:value-type="float">
            <text:p>0.03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5" calcext:value-type="float">
            <text:p>0.037795</text:p>
          </table:table-cell>
          <table:table-cell office:value-type="float" office:value="0.037792" calcext:value-type="float">
            <text:p>0.0377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06" calcext:value-type="float">
            <text:p>0.03780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5" calcext:value-type="float">
            <text:p>0.037775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" calcext:value-type="float">
            <text:p>0.03766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33" calcext:value-type="float">
            <text:p>0.037933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9" calcext:value-type="float">
            <text:p>0.03774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3" calcext:value-type="float">
            <text:p>0.037773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2" calcext:value-type="float">
            <text:p>0.037772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5" calcext:value-type="float">
            <text:p>0.03782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8" calcext:value-type="float">
            <text:p>0.037958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48" calcext:value-type="float">
            <text:p>0.040548</text:p>
          </table:table-cell>
          <table:table-cell office:value-type="float" office:value="0.040545" calcext:value-type="float">
            <text:p>0.040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5" calcext:value-type="float">
            <text:p>0.037655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1" calcext:value-type="float">
            <text:p>0.037631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2" calcext:value-type="float">
            <text:p>0.037622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02" calcext:value-type="float">
            <text:p>0.03750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5" calcext:value-type="float">
            <text:p>0.037555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7" calcext:value-type="float">
            <text:p>0.037657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6" calcext:value-type="float">
            <text:p>0.037686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5" calcext:value-type="float">
            <text:p>0.03754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7" calcext:value-type="float">
            <text:p>0.037767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71" calcext:value-type="float">
            <text:p>0.040571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8" calcext:value-type="float">
            <text:p>0.037668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3" calcext:value-type="float">
            <text:p>0.037663</text:p>
          </table:table-cell>
          <table:table-cell office:value-type="float" office:value="0.037661" calcext:value-type="float">
            <text:p>0.037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4" calcext:value-type="float">
            <text:p>0.037794</text:p>
          </table:table-cell>
          <table:table-cell office:value-type="float" office:value="0.037791" calcext:value-type="float">
            <text:p>0.037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06" calcext:value-type="float">
            <text:p>0.037606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7" calcext:value-type="float">
            <text:p>0.037637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4" calcext:value-type="float">
            <text:p>0.037554</text:p>
          </table:table-cell>
          <table:table-cell office:value-type="float" office:value="0.037551" calcext:value-type="float">
            <text:p>0.03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6" calcext:value-type="float">
            <text:p>0.03762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2" calcext:value-type="float">
            <text:p>0.037762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6" calcext:value-type="float">
            <text:p>0.037646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1" calcext:value-type="float">
            <text:p>0.037581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8" calcext:value-type="float">
            <text:p>0.037848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9" calcext:value-type="float">
            <text:p>0.037539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18" calcext:value-type="float">
            <text:p>0.052818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1" calcext:value-type="float">
            <text:p>0.037661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93" calcext:value-type="float">
            <text:p>0.052893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64" calcext:value-type="float">
            <text:p>0.037564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8" calcext:value-type="float">
            <text:p>0.037588</text:p>
          </table:table-cell>
          <table:table-cell office:value-type="float" office:value="0.037586" calcext:value-type="float">
            <text:p>0.03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2" calcext:value-type="float">
            <text:p>0.037532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5" calcext:value-type="float">
            <text:p>0.037635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8" calcext:value-type="float">
            <text:p>0.037558</text:p>
          </table:table-cell>
          <table:table-cell office:value-type="float" office:value="0.037555" calcext:value-type="float">
            <text:p>0.03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" calcext:value-type="float">
            <text:p>0.03754</text:p>
          </table:table-cell>
          <table:table-cell office:value-type="float" office:value="0.037537" calcext:value-type="float">
            <text:p>0.037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3" calcext:value-type="float">
            <text:p>0.037743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7" calcext:value-type="float">
            <text:p>0.037577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1" calcext:value-type="float">
            <text:p>0.037571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8" calcext:value-type="float">
            <text:p>0.037578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9" calcext:value-type="float">
            <text:p>0.037629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8" calcext:value-type="float">
            <text:p>0.037628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2" calcext:value-type="float">
            <text:p>0.037542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6" calcext:value-type="float">
            <text:p>0.0376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1729" calcext:value-type="float">
            <text:p>0.071729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9126" calcext:value-type="float">
            <text:p>0.069126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9218" calcext:value-type="float">
            <text:p>0.04921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" calcext:value-type="float">
            <text:p>0.03777</text:p>
          </table:table-cell>
          <table:table-cell office:value-type="float" office:value="0.037767" calcext:value-type="float">
            <text:p>0.037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73" calcext:value-type="float">
            <text:p>0.037873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6" calcext:value-type="float">
            <text:p>0.037776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8" calcext:value-type="float">
            <text:p>0.037638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15" calcext:value-type="float">
            <text:p>0.037715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8" calcext:value-type="float">
            <text:p>0.03798</text:p>
          </table:table-cell>
          <table:table-cell office:value-type="float" office:value="0.037978" calcext:value-type="float">
            <text:p>0.03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07" calcext:value-type="float">
            <text:p>0.03770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9" calcext:value-type="float">
            <text:p>0.037639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4" calcext:value-type="float">
            <text:p>0.037824</text:p>
          </table:table-cell>
          <table:table-cell office:value-type="float" office:value="0.037821" calcext:value-type="float">
            <text:p>0.03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97" calcext:value-type="float">
            <text:p>0.037697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" calcext:value-type="float">
            <text:p>0.03767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5033" calcext:value-type="float">
            <text:p>0.075033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7" calcext:value-type="float">
            <text:p>0.075157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55" calcext:value-type="float">
            <text:p>0.075355</text:p>
          </table:table-cell>
          <table:table-cell office:value-type="float" office:value="0.075353" calcext:value-type="float">
            <text:p>0.075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4" calcext:value-type="float">
            <text:p>0.075084</text:p>
          </table:table-cell>
          <table:table-cell office:value-type="float" office:value="0.075081" calcext:value-type="float">
            <text:p>0.07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1" calcext:value-type="float">
            <text:p>0.075171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2" calcext:value-type="float">
            <text:p>0.075062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8" calcext:value-type="float">
            <text:p>0.075098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4" calcext:value-type="float">
            <text:p>0.075124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68" calcext:value-type="float">
            <text:p>0.075168</text:p>
          </table:table-cell>
          <table:table-cell office:value-type="float" office:value="0.075166" calcext:value-type="float">
            <text:p>0.0751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52" calcext:value-type="float">
            <text:p>0.074952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4" calcext:value-type="float">
            <text:p>0.075134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1" calcext:value-type="float">
            <text:p>0.075251</text:p>
          </table:table-cell>
          <table:table-cell office:value-type="float" office:value="0.075249" calcext:value-type="float">
            <text:p>0.075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7" calcext:value-type="float">
            <text:p>0.074947</text:p>
          </table:table-cell>
          <table:table-cell office:value-type="float" office:value="0.074945" calcext:value-type="float">
            <text:p>0.074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719" calcext:value-type="float">
            <text:p>0.075719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1" calcext:value-type="float">
            <text:p>0.074961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8" calcext:value-type="float">
            <text:p>0.074998</text:p>
          </table:table-cell>
          <table:table-cell office:value-type="float" office:value="0.074995" calcext:value-type="float">
            <text:p>0.074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6" calcext:value-type="float">
            <text:p>0.075186</text:p>
          </table:table-cell>
          <table:table-cell office:value-type="float" office:value="0.075183" calcext:value-type="float">
            <text:p>0.0751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7" calcext:value-type="float">
            <text:p>0.075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2" calcext:value-type="float">
            <text:p>0.075032</text:p>
          </table:table-cell>
          <table:table-cell office:value-type="float" office:value="0.075029" calcext:value-type="float">
            <text:p>0.075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8" calcext:value-type="float">
            <text:p>0.075208</text:p>
          </table:table-cell>
          <table:table-cell office:value-type="float" office:value="0.075205" calcext:value-type="float">
            <text:p>0.075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7" calcext:value-type="float">
            <text:p>0.075047</text:p>
          </table:table-cell>
          <table:table-cell office:value-type="float" office:value="0.075044" calcext:value-type="float">
            <text:p>0.075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28" calcext:value-type="float">
            <text:p>0.075328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3" calcext:value-type="float">
            <text:p>0.075133</text:p>
          </table:table-cell>
          <table:table-cell office:value-type="float" office:value="0.07513" calcext:value-type="float">
            <text:p>0.07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4" calcext:value-type="float">
            <text:p>0.075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0.075227" calcext:value-type="float">
            <text:p>0.075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5" calcext:value-type="float">
            <text:p>0.075245</text:p>
          </table:table-cell>
          <table:table-cell office:value-type="float" office:value="0.075242" calcext:value-type="float">
            <text:p>0.075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84" calcext:value-type="float">
            <text:p>0.074984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11" calcext:value-type="float">
            <text:p>0.075111</text:p>
          </table:table-cell>
          <table:table-cell office:value-type="float" office:value="0.075108" calcext:value-type="float">
            <text:p>0.0751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47" calcext:value-type="float">
            <text:p>0.07534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9" calcext:value-type="float">
            <text:p>0.075069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6" calcext:value-type="float">
            <text:p>0.0751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8" calcext:value-type="float">
            <text:p>0.075068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8" calcext:value-type="float">
            <text:p>0.075228</text:p>
          </table:table-cell>
          <table:table-cell office:value-type="float" office:value="0.075225" calcext:value-type="float">
            <text:p>0.075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7" calcext:value-type="float">
            <text:p>0.075087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2" calcext:value-type="float">
            <text:p>0.0753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7" calcext:value-type="float">
            <text:p>0.075077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6" calcext:value-type="float">
            <text:p>0.075226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" calcext:value-type="float">
            <text:p>0.07513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3" calcext:value-type="float">
            <text:p>0.074943</text:p>
          </table:table-cell>
          <table:table-cell office:value-type="float" office:value="0.074941" calcext:value-type="float">
            <text:p>0.074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1" calcext:value-type="float">
            <text:p>0.075231</text:p>
          </table:table-cell>
          <table:table-cell office:value-type="float" office:value="0.075228" calcext:value-type="float">
            <text:p>0.075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" calcext:value-type="float">
            <text:p>0.07502</text:p>
          </table:table-cell>
          <table:table-cell office:value-type="float" office:value="0.075017" calcext:value-type="float">
            <text:p>0.07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" calcext:value-type="float">
            <text:p>0.07508</text:p>
          </table:table-cell>
          <table:table-cell office:value-type="float" office:value="0.075077" calcext:value-type="float">
            <text:p>0.0750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6" calcext:value-type="float">
            <text:p>0.075056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3" calcext:value-type="float">
            <text:p>0.0750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9" calcext:value-type="float">
            <text:p>0.075289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1" calcext:value-type="float">
            <text:p>0.075061</text:p>
          </table:table-cell>
          <table:table-cell office:value-type="float" office:value="0.075058" calcext:value-type="float">
            <text:p>0.07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2" calcext:value-type="float">
            <text:p>0.075052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6" calcext:value-type="float">
            <text:p>0.075176</text:p>
          </table:table-cell>
          <table:table-cell office:value-type="float" office:value="0.075173" calcext:value-type="float">
            <text:p>0.075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4" calcext:value-type="float">
            <text:p>0.075024</text:p>
          </table:table-cell>
          <table:table-cell office:value-type="float" office:value="0.075021" calcext:value-type="float">
            <text:p>0.07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1" calcext:value-type="float">
            <text:p>0.075091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409" calcext:value-type="float">
            <text:p>0.075409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1" calcext:value-type="float">
            <text:p>0.075241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4" calcext:value-type="float">
            <text:p>0.075064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3" calcext:value-type="float">
            <text:p>0.075013</text:p>
          </table:table-cell>
          <table:table-cell office:value-type="float" office:value="0.07501" calcext:value-type="float">
            <text:p>0.0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1" calcext:value-type="float">
            <text:p>0.075281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1" calcext:value-type="float">
            <text:p>0.075021</text:p>
          </table:table-cell>
          <table:table-cell office:value-type="float" office:value="0.075018" calcext:value-type="float">
            <text:p>0.07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6" calcext:value-type="float">
            <text:p>0.075236</text:p>
          </table:table-cell>
          <table:table-cell office:value-type="float" office:value="0.075233" calcext:value-type="float">
            <text:p>0.075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69" calcext:value-type="float">
            <text:p>0.075269</text:p>
          </table:table-cell>
          <table:table-cell office:value-type="float" office:value="0.075266" calcext:value-type="float">
            <text:p>0.075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2" calcext:value-type="float">
            <text:p>0.075122</text:p>
          </table:table-cell>
          <table:table-cell office:value-type="float" office:value="0.075119" calcext:value-type="float">
            <text:p>0.0751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13" calcext:value-type="float">
            <text:p>0.074913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1" calcext:value-type="float">
            <text:p>0.074921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5" calcext:value-type="float">
            <text:p>0.075125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6" calcext:value-type="float">
            <text:p>0.075196</text:p>
          </table:table-cell>
          <table:table-cell office:value-type="float" office:value="0.075193" calcext:value-type="float">
            <text:p>0.07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5" calcext:value-type="float">
            <text:p>0.075195</text:p>
          </table:table-cell>
          <table:table-cell office:value-type="float" office:value="0.075192" calcext:value-type="float">
            <text:p>0.075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7" calcext:value-type="float">
            <text:p>0.075127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3" calcext:value-type="float">
            <text:p>0.07509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39" calcext:value-type="float">
            <text:p>0.075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6" calcext:value-type="float">
            <text:p>0.074996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6" calcext:value-type="float">
            <text:p>0.075036</text:p>
          </table:table-cell>
          <table:table-cell office:value-type="float" office:value="0.075034" calcext:value-type="float">
            <text:p>0.07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5" calcext:value-type="float">
            <text:p>0.075075</text:p>
          </table:table-cell>
          <table:table-cell office:value-type="float" office:value="0.075073" calcext:value-type="float">
            <text:p>0.0750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9" calcext:value-type="float">
            <text:p>0.075089</text:p>
          </table:table-cell>
          <table:table-cell office:value-type="float" office:value="0.075086" calcext:value-type="float">
            <text:p>0.0750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9" calcext:value-type="float">
            <text:p>0.075279</text:p>
          </table:table-cell>
          <table:table-cell office:value-type="float" office:value="0.075276" calcext:value-type="float">
            <text:p>0.075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3" calcext:value-type="float">
            <text:p>0.075223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6" calcext:value-type="float">
            <text:p>0.0752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5" calcext:value-type="float">
            <text:p>0.075175</text:p>
          </table:table-cell>
          <table:table-cell office:value-type="float" office:value="0.075172" calcext:value-type="float">
            <text:p>0.0751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4997" calcext:value-type="float">
            <text:p>0.07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5" calcext:value-type="float">
            <text:p>0.075025</text:p>
          </table:table-cell>
          <table:table-cell office:value-type="float" office:value="0.075022" calcext:value-type="float">
            <text:p>0.07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12" calcext:value-type="float">
            <text:p>0.075212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5057" calcext:value-type="float">
            <text:p>0.075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2" calcext:value-type="float">
            <text:p>0.075272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150167" calcext:value-type="float">
            <text:p>0.150167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5" calcext:value-type="float">
            <text:p>0.149835</text:p>
          </table:table-cell>
          <table:table-cell office:value-type="float" office:value="0.149832" calcext:value-type="float">
            <text:p>0.1498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" calcext:value-type="float">
            <text:p>0.1498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6" calcext:value-type="float">
            <text:p>0.149896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9" calcext:value-type="float">
            <text:p>0.149819</text:p>
          </table:table-cell>
          <table:table-cell office:value-type="float" office:value="0.149816" calcext:value-type="float">
            <text:p>0.1498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7" calcext:value-type="float">
            <text:p>0.149987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8" calcext:value-type="float">
            <text:p>0.149848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9" calcext:value-type="float">
            <text:p>0.149879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8" calcext:value-type="float">
            <text:p>0.1500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7" calcext:value-type="float">
            <text:p>0.149957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2" calcext:value-type="float">
            <text:p>0.150022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8" calcext:value-type="float">
            <text:p>0.149868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7" calcext:value-type="float">
            <text:p>0.149847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4" calcext:value-type="float">
            <text:p>0.149864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4" calcext:value-type="float">
            <text:p>0.149794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5" calcext:value-type="float">
            <text:p>0.149905</text:p>
          </table:table-cell>
          <table:table-cell office:value-type="float" office:value="0.149902" calcext:value-type="float">
            <text:p>0.14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9" calcext:value-type="float">
            <text:p>0.149959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4" calcext:value-type="float">
            <text:p>0.15001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5" calcext:value-type="float">
            <text:p>0.149955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35" calcext:value-type="float">
            <text:p>0.149735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4" calcext:value-type="float">
            <text:p>0.150114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2" calcext:value-type="float">
            <text:p>0.149862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4" calcext:value-type="float">
            <text:p>0.149844</text:p>
          </table:table-cell>
          <table:table-cell office:value-type="float" office:value="0.149841" calcext:value-type="float">
            <text:p>0.149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7" calcext:value-type="float">
            <text:p>0.14981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9" calcext:value-type="float">
            <text:p>0.1498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3" calcext:value-type="float">
            <text:p>0.149943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7" calcext:value-type="float">
            <text:p>0.149827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8" calcext:value-type="float">
            <text:p>0.149838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6" calcext:value-type="float">
            <text:p>0.15001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7" calcext:value-type="float">
            <text:p>0.150037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2" calcext:value-type="float">
            <text:p>0.150062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23" calcext:value-type="float">
            <text:p>0.150123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9" calcext:value-type="float">
            <text:p>0.149869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4" calcext:value-type="float">
            <text:p>0.149994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" calcext:value-type="float">
            <text:p>0.14997</text:p>
          </table:table-cell>
          <table:table-cell office:value-type="float" office:value="0.149967" calcext:value-type="float">
            <text:p>0.149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57" calcext:value-type="float">
            <text:p>0.14985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9" calcext:value-type="float">
            <text:p>0.149829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" calcext:value-type="float">
            <text:p>0.1498</text:p>
          </table:table-cell>
          <table:table-cell office:value-type="float" office:value="0.149798" calcext:value-type="float">
            <text:p>0.149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1" calcext:value-type="float">
            <text:p>0.149871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7" calcext:value-type="float">
            <text:p>0.149997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9" calcext:value-type="float">
            <text:p>0.1501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8" calcext:value-type="float">
            <text:p>0.1501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4" calcext:value-type="float">
            <text:p>0.149944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3" calcext:value-type="float">
            <text:p>0.149863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2" calcext:value-type="float">
            <text:p>0.149822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01" calcext:value-type="float">
            <text:p>0.1500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8" calcext:value-type="float">
            <text:p>0.149958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99" calcext:value-type="float">
            <text:p>0.150099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58" calcext:value-type="float">
            <text:p>0.150158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" calcext:value-type="float">
            <text:p>0.15013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9" calcext:value-type="float">
            <text:p>0.149909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68" calcext:value-type="float">
            <text:p>0.14996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72" calcext:value-type="float">
            <text:p>0.14977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210455" calcext:value-type="float">
            <text:p>0.210455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93268" calcext:value-type="float">
            <text:p>0.193268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87878" calcext:value-type="float">
            <text:p>0.187878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9212" calcext:value-type="float">
            <text:p>0.179212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7971" calcext:value-type="float">
            <text:p>0.177971</text:p>
          </table:table-cell>
          <table:table-cell office:value-type="float" office:value="0.177968" calcext:value-type="float">
            <text:p>0.177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6" calcext:value-type="float">
            <text:p>0.149956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7" calcext:value-type="float">
            <text:p>0.149877</text:p>
          </table:table-cell>
          <table:table-cell office:value-type="float" office:value="0.149875" calcext:value-type="float">
            <text:p>0.149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62761" calcext:value-type="float">
            <text:p>0.16276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58" calcext:value-type="float">
            <text:p>0.150058</text:p>
          </table:table-cell>
          <table:table-cell office:value-type="float" office:value="0.150056" calcext:value-type="float">
            <text:p>0.150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7" calcext:value-type="float">
            <text:p>0.15017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06" calcext:value-type="float">
            <text:p>0.150106</text:p>
          </table:table-cell>
          <table:table-cell office:value-type="float" office:value="0.150103" calcext:value-type="float">
            <text:p>0.150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8" calcext:value-type="float">
            <text:p>0.150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3" calcext:value-type="float">
            <text:p>0.14995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8" calcext:value-type="float">
            <text:p>0.150038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6" calcext:value-type="float">
            <text:p>0.150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2" calcext:value-type="float">
            <text:p>0.150132</text:p>
          </table:table-cell>
          <table:table-cell office:value-type="float" office:value="0.150129" calcext:value-type="float">
            <text:p>0.150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1" calcext:value-type="float">
            <text:p>0.150031</text:p>
          </table:table-cell>
          <table:table-cell office:value-type="float" office:value="0.150028" calcext:value-type="float">
            <text:p>0.150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7" calcext:value-type="float">
            <text:p>0.150147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8" calcext:value-type="float">
            <text:p>0.149988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3" calcext:value-type="float">
            <text:p>0.149913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87" calcext:value-type="float">
            <text:p>0.14988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7" calcext:value-type="float">
            <text:p>0.150117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041115" calcext:value-type="float">
            <text:p>0.041115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3057" calcext:value-type="float">
            <text:p>0.03305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9278" calcext:value-type="float">
            <text:p>0.029278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6744" calcext:value-type="float">
            <text:p>0.026744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8" calcext:value-type="float">
            <text:p>0.019288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2" calcext:value-type="float">
            <text:p>0.019422</text:p>
          </table:table-cell>
          <table:table-cell office:value-type="float" office:value="0.019419" calcext:value-type="float">
            <text:p>0.0194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3" calcext:value-type="float">
            <text:p>0.019433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" calcext:value-type="float">
            <text:p>0.0193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9" calcext:value-type="float">
            <text:p>0.019209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2" calcext:value-type="float">
            <text:p>0.019252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9" calcext:value-type="float">
            <text:p>0.01927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5" calcext:value-type="float">
            <text:p>0.019225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6" calcext:value-type="float">
            <text:p>0.019276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44" calcext:value-type="float">
            <text:p>0.019144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6" calcext:value-type="float">
            <text:p>0.019256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6" calcext:value-type="float">
            <text:p>0.019226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 office:value-type="float" office:value="0.019211" calcext:value-type="float">
            <text:p>0.0192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2" calcext:value-type="float">
            <text:p>0.019332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7" calcext:value-type="float">
            <text:p>0.019337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6" calcext:value-type="float">
            <text:p>0.019386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8" calcext:value-type="float">
            <text:p>0.01915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9" calcext:value-type="float">
            <text:p>0.019389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02" calcext:value-type="float">
            <text:p>0.019402</text:p>
          </table:table-cell>
          <table:table-cell office:value-type="float" office:value="0.0194" calcext:value-type="float">
            <text:p>0.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76" calcext:value-type="float">
            <text:p>0.019376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5" calcext:value-type="float">
            <text:p>0.019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2" calcext:value-type="float">
            <text:p>0.019312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9" calcext:value-type="float">
            <text:p>0.019229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4" calcext:value-type="float">
            <text:p>0.019314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5" calcext:value-type="float">
            <text:p>0.019315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6" calcext:value-type="float">
            <text:p>0.01920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3" calcext:value-type="float">
            <text:p>0.01919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52" calcext:value-type="float">
            <text:p>0.0194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8" calcext:value-type="float">
            <text:p>0.019278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8" calcext:value-type="float">
            <text:p>0.019208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8" calcext:value-type="float">
            <text:p>0.019428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3" calcext:value-type="float">
            <text:p>0.019313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" calcext:value-type="float">
            <text:p>0.01929</text:p>
          </table:table-cell>
          <table:table-cell office:value-type="float" office:value="0.019288" calcext:value-type="float">
            <text:p>0.0192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7" calcext:value-type="float">
            <text:p>0.019217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74" calcext:value-type="float">
            <text:p>0.019174</text:p>
          </table:table-cell>
          <table:table-cell office:value-type="float" office:value="0.019171" calcext:value-type="float">
            <text:p>0.01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6" calcext:value-type="float">
            <text:p>0.019306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1" calcext:value-type="float">
            <text:p>0.01933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9" calcext:value-type="float">
            <text:p>0.019159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2" calcext:value-type="float">
            <text:p>0.01923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5" calcext:value-type="float">
            <text:p>0.019235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" calcext:value-type="float">
            <text:p>0.01915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3" calcext:value-type="float">
            <text:p>0.01929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" calcext:value-type="float">
            <text:p>0.01923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4" calcext:value-type="float">
            <text:p>0.019424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56" calcext:value-type="float">
            <text:p>0.019356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17" calcext:value-type="float">
            <text:p>0.019417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9" calcext:value-type="float">
            <text:p>0.019329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4" calcext:value-type="float">
            <text:p>0.019224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4" calcext:value-type="float">
            <text:p>0.019434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2" calcext:value-type="float">
            <text:p>0.01929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" calcext:value-type="float">
            <text:p>0.01938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4" calcext:value-type="float">
            <text:p>0.019384</text:p>
          </table:table-cell>
          <table:table-cell office:value-type="float" office:value="0.019381" calcext:value-type="float">
            <text:p>0.019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2" calcext:value-type="float">
            <text:p>0.019322</text:p>
          </table:table-cell>
          <table:table-cell office:value-type="float" office:value="0.019319" calcext:value-type="float">
            <text:p>0.019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5" calcext:value-type="float">
            <text:p>0.01915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81" calcext:value-type="float">
            <text:p>0.037881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3" calcext:value-type="float">
            <text:p>0.0379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59" calcext:value-type="float">
            <text:p>0.037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4101" calcext:value-type="float">
            <text:p>0.04101</text:p>
          </table:table-cell>
          <table:table-cell office:value-type="float" office:value="0.041007" calcext:value-type="float">
            <text:p>0.041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06" calcext:value-type="float">
            <text:p>0.038006</text:p>
          </table:table-cell>
          <table:table-cell office:value-type="float" office:value="0.038004" calcext:value-type="float">
            <text:p>0.03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1" calcext:value-type="float">
            <text:p>0.037931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22" calcext:value-type="float">
            <text:p>0.038222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037982" calcext:value-type="float">
            <text:p>0.037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7" calcext:value-type="float">
            <text:p>0.03787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9" calcext:value-type="float">
            <text:p>0.038029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1" calcext:value-type="float">
            <text:p>0.037991</text:p>
          </table:table-cell>
          <table:table-cell office:value-type="float" office:value="0.037988" calcext:value-type="float">
            <text:p>0.037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88" calcext:value-type="float">
            <text:p>0.038288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8" calcext:value-type="float">
            <text:p>0.038048</text:p>
          </table:table-cell>
          <table:table-cell office:value-type="float" office:value="0.038045" calcext:value-type="float">
            <text:p>0.0380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9" calcext:value-type="float">
            <text:p>0.03810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9" calcext:value-type="float">
            <text:p>0.037929</text:p>
          </table:table-cell>
          <table:table-cell office:value-type="float" office:value="0.037926" calcext:value-type="float">
            <text:p>0.0379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39" calcext:value-type="float">
            <text:p>0.03813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8" calcext:value-type="float">
            <text:p>0.037998</text:p>
          </table:table-cell>
          <table:table-cell office:value-type="float" office:value="0.037995" calcext:value-type="float">
            <text:p>0.037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1" calcext:value-type="float">
            <text:p>0.038101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4" calcext:value-type="float">
            <text:p>0.037964</text:p>
          </table:table-cell>
          <table:table-cell office:value-type="float" office:value="0.037961" calcext:value-type="float">
            <text:p>0.037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02" calcext:value-type="float">
            <text:p>0.038202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7" calcext:value-type="float">
            <text:p>0.037957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78" calcext:value-type="float">
            <text:p>0.037978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9" calcext:value-type="float">
            <text:p>0.038119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3" calcext:value-type="float">
            <text:p>0.03796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5" calcext:value-type="float">
            <text:p>0.03815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38135" calcext:value-type="float">
            <text:p>0.038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07" calcext:value-type="float">
            <text:p>0.03790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99" calcext:value-type="float">
            <text:p>0.037999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71" calcext:value-type="float">
            <text:p>0.038071</text:p>
          </table:table-cell>
          <table:table-cell office:value-type="float" office:value="0.038069" calcext:value-type="float">
            <text:p>0.038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6" calcext:value-type="float">
            <text:p>0.037966</text:p>
          </table:table-cell>
          <table:table-cell office:value-type="float" office:value="0.037964" calcext:value-type="float">
            <text:p>0.037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5" calcext:value-type="float">
            <text:p>0.037925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36" calcext:value-type="float">
            <text:p>0.03783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" calcext:value-type="float">
            <text:p>0.03805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1" calcext:value-type="float">
            <text:p>0.038131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" calcext:value-type="float">
            <text:p>0.03788</text:p>
          </table:table-cell>
          <table:table-cell office:value-type="float" office:value="0.037877" calcext:value-type="float">
            <text:p>0.0378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9" calcext:value-type="float">
            <text:p>0.037889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09" calcext:value-type="float">
            <text:p>0.037909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1" calcext:value-type="float">
            <text:p>0.037941</text:p>
          </table:table-cell>
          <table:table-cell office:value-type="float" office:value="0.037938" calcext:value-type="float">
            <text:p>0.037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2" calcext:value-type="float">
            <text:p>0.038062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6" calcext:value-type="float">
            <text:p>0.038036</text:p>
          </table:table-cell>
          <table:table-cell office:value-type="float" office:value="0.038033" calcext:value-type="float">
            <text:p>0.03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76" calcext:value-type="float">
            <text:p>0.037976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7" calcext:value-type="float">
            <text:p>0.037927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07" calcext:value-type="float">
            <text:p>0.038207</text:p>
          </table:table-cell>
          <table:table-cell office:value-type="float" office:value="0.038204" calcext:value-type="float">
            <text:p>0.038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1" calcext:value-type="float">
            <text:p>0.03804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7" calcext:value-type="float">
            <text:p>0.037947</text:p>
          </table:table-cell>
          <table:table-cell office:value-type="float" office:value="0.037944" calcext:value-type="float">
            <text:p>0.03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37" calcext:value-type="float">
            <text:p>0.038037</text:p>
          </table:table-cell>
          <table:table-cell office:value-type="float" office:value="0.038034" calcext:value-type="float">
            <text:p>0.038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82" calcext:value-type="float">
            <text:p>0.03818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7" calcext:value-type="float">
            <text:p>0.037897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3" calcext:value-type="float">
            <text:p>0.037923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94" calcext:value-type="float">
            <text:p>0.038094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8" calcext:value-type="float">
            <text:p>0.038008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3" calcext:value-type="float">
            <text:p>0.038123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" calcext:value-type="float">
            <text:p>0.03795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19" calcext:value-type="float">
            <text:p>0.0380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61" calcext:value-type="float">
            <text:p>0.038261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3" calcext:value-type="float">
            <text:p>0.037983</text:p>
          </table:table-cell>
          <table:table-cell office:value-type="float" office:value="0.03798" calcext:value-type="float">
            <text:p>0.037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68" calcext:value-type="float">
            <text:p>0.038068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7" calcext:value-type="float">
            <text:p>0.038127</text:p>
          </table:table-cell>
          <table:table-cell office:value-type="float" office:value="0.038124" calcext:value-type="float">
            <text:p>0.038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7" calcext:value-type="float">
            <text:p>0.038057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9" calcext:value-type="float">
            <text:p>0.037949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52" calcext:value-type="float">
            <text:p>0.038252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97" calcext:value-type="float">
            <text:p>0.038297</text:p>
          </table:table-cell>
          <table:table-cell office:value-type="float" office:value="0.038295" calcext:value-type="float">
            <text:p>0.0382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11" calcext:value-type="float">
            <text:p>0.03801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36" calcext:value-type="float">
            <text:p>0.075536</text:p>
          </table:table-cell>
          <table:table-cell office:value-type="float" office:value="0.075534" calcext:value-type="float">
            <text:p>0.0755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4" calcext:value-type="float">
            <text:p>0.075504</text:p>
          </table:table-cell>
          <table:table-cell office:value-type="float" office:value="0.075501" calcext:value-type="float">
            <text:p>0.0755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3" calcext:value-type="float">
            <text:p>0.075443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6276" calcext:value-type="float">
            <text:p>0.076276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46" calcext:value-type="float">
            <text:p>0.075346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7" calcext:value-type="float">
            <text:p>0.075497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5" calcext:value-type="float">
            <text:p>0.075405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6" calcext:value-type="float">
            <text:p>0.075426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2" calcext:value-type="float">
            <text:p>0.075402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2" calcext:value-type="float">
            <text:p>0.07535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2" calcext:value-type="float">
            <text:p>0.075502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0.075513" calcext:value-type="float">
            <text:p>0.075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9" calcext:value-type="float">
            <text:p>0.075469</text:p>
          </table:table-cell>
          <table:table-cell office:value-type="float" office:value="0.075466" calcext:value-type="float">
            <text:p>0.075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3" calcext:value-type="float">
            <text:p>0.075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9" calcext:value-type="float">
            <text:p>0.075569</text:p>
          </table:table-cell>
          <table:table-cell office:value-type="float" office:value="0.075566" calcext:value-type="float">
            <text:p>0.075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" calcext:value-type="float">
            <text:p>0.07547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7" calcext:value-type="float">
            <text:p>0.075707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5" calcext:value-type="float">
            <text:p>0.075555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3" calcext:value-type="float">
            <text:p>0.075563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37" calcext:value-type="float">
            <text:p>0.075337</text:p>
          </table:table-cell>
          <table:table-cell office:value-type="float" office:value="0.075334" calcext:value-type="float">
            <text:p>0.075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2" calcext:value-type="float">
            <text:p>0.075362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5" calcext:value-type="float">
            <text:p>0.075475</text:p>
          </table:table-cell>
          <table:table-cell office:value-type="float" office:value="0.075473" calcext:value-type="float">
            <text:p>0.0754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6" calcext:value-type="float">
            <text:p>0.075456</text:p>
          </table:table-cell>
          <table:table-cell office:value-type="float" office:value="0.075453" calcext:value-type="float">
            <text:p>0.0754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5" calcext:value-type="float">
            <text:p>0.075525</text:p>
          </table:table-cell>
          <table:table-cell office:value-type="float" office:value="0.075523" calcext:value-type="float">
            <text:p>0.075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4" calcext:value-type="float">
            <text:p>0.075444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9" calcext:value-type="float">
            <text:p>0.075509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2" calcext:value-type="float">
            <text:p>0.075452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2" calcext:value-type="float">
            <text:p>0.07541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08" calcext:value-type="float">
            <text:p>0.075608</text:p>
          </table:table-cell>
          <table:table-cell office:value-type="float" office:value="0.075605" calcext:value-type="float">
            <text:p>0.0756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" calcext:value-type="float">
            <text:p>0.0753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8" calcext:value-type="float">
            <text:p>0.075358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5" calcext:value-type="float">
            <text:p>0.075425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7" calcext:value-type="float">
            <text:p>0.075417</text:p>
          </table:table-cell>
          <table:table-cell office:value-type="float" office:value="0.075414" calcext:value-type="float">
            <text:p>0.075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6" calcext:value-type="float">
            <text:p>0.075396</text:p>
          </table:table-cell>
          <table:table-cell office:value-type="float" office:value="0.075394" calcext:value-type="float">
            <text:p>0.07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6" calcext:value-type="float">
            <text:p>0.075546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" calcext:value-type="float">
            <text:p>0.0754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1" calcext:value-type="float">
            <text:p>0.075541</text:p>
          </table:table-cell>
          <table:table-cell office:value-type="float" office:value="0.075538" calcext:value-type="float">
            <text:p>0.0755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" calcext:value-type="float">
            <text:p>0.07541</text:p>
          </table:table-cell>
          <table:table-cell office:value-type="float" office:value="0.075408" calcext:value-type="float">
            <text:p>0.075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075351" calcext:value-type="float">
            <text:p>0.075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3" calcext:value-type="float">
            <text:p>0.075423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5" calcext:value-type="float">
            <text:p>0.075365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1" calcext:value-type="float">
            <text:p>0.075401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8" calcext:value-type="float">
            <text:p>0.075508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4" calcext:value-type="float">
            <text:p>0.075374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9" calcext:value-type="float">
            <text:p>0.075709</text:p>
          </table:table-cell>
          <table:table-cell office:value-type="float" office:value="0.075707" calcext:value-type="float">
            <text:p>0.075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6" calcext:value-type="float">
            <text:p>0.075436</text:p>
          </table:table-cell>
          <table:table-cell office:value-type="float" office:value="0.075434" calcext:value-type="float">
            <text:p>0.07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71" calcext:value-type="float">
            <text:p>0.075671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9" calcext:value-type="float">
            <text:p>0.075299</text:p>
          </table:table-cell>
          <table:table-cell office:value-type="float" office:value="0.075296" calcext:value-type="float">
            <text:p>0.07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7" calcext:value-type="float">
            <text:p>0.075317</text:p>
          </table:table-cell>
          <table:table-cell office:value-type="float" office:value="0.075314" calcext:value-type="float">
            <text:p>0.0753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3" calcext:value-type="float">
            <text:p>0.075403</text:p>
          </table:table-cell>
          <table:table-cell office:value-type="float" office:value="0.0754" calcext:value-type="float">
            <text:p>0.07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1" calcext:value-type="float">
            <text:p>0.075311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1" calcext:value-type="float">
            <text:p>0.075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6" calcext:value-type="float">
            <text:p>0.075296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8" calcext:value-type="float">
            <text:p>0.075468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27" calcext:value-type="float">
            <text:p>0.075727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5" calcext:value-type="float">
            <text:p>0.075295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7" calcext:value-type="float">
            <text:p>0.07552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891" calcext:value-type="float">
            <text:p>0.075891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9" calcext:value-type="float">
            <text:p>0.075529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5" calcext:value-type="float">
            <text:p>0.075495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58" calcext:value-type="float">
            <text:p>0.075258</text:p>
          </table:table-cell>
          <table:table-cell office:value-type="float" office:value="0.075255" calcext:value-type="float">
            <text:p>0.075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49" calcext:value-type="float">
            <text:p>0.075249</text:p>
          </table:table-cell>
          <table:table-cell office:value-type="float" office:value="0.075247" calcext:value-type="float">
            <text:p>0.0752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5" calcext:value-type="float">
            <text:p>0.075705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76" calcext:value-type="float">
            <text:p>0.075576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3" calcext:value-type="float">
            <text:p>0.075353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2" calcext:value-type="float">
            <text:p>0.075292</text:p>
          </table:table-cell>
          <table:table-cell office:value-type="float" office:value="0.075289" calcext:value-type="float">
            <text:p>0.075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7" calcext:value-type="float">
            <text:p>0.075377</text:p>
          </table:table-cell>
          <table:table-cell office:value-type="float" office:value="0.075374" calcext:value-type="float">
            <text:p>0.0753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3" calcext:value-type="float">
            <text:p>0.0755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2" calcext:value-type="float">
            <text:p>0.075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4" calcext:value-type="float">
            <text:p>0.075494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1" calcext:value-type="float">
            <text:p>0.075551</text:p>
          </table:table-cell>
          <table:table-cell office:value-type="float" office:value="0.075548" calcext:value-type="float">
            <text:p>0.0755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081225" calcext:value-type="float">
            <text:p>0.081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28665" calcext:value-type="float">
            <text:p>0.028665</text:p>
          </table:table-cell>
          <table:table-cell office:value-type="float" office:value="0.028663" calcext:value-type="float">
            <text:p>0.0286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354" calcext:value-type="float">
            <text:p>0.0235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551" calcext:value-type="float">
            <text:p>0.020551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7562" calcext:value-type="float">
            <text:p>0.01756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1" calcext:value-type="float">
            <text:p>0.013931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" calcext:value-type="float">
            <text:p>0.01387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9" calcext:value-type="float">
            <text:p>0.014079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85" calcext:value-type="float">
            <text:p>0.014085</text:p>
          </table:table-cell>
          <table:table-cell office:value-type="float" office:value="0.014082" calcext:value-type="float">
            <text:p>0.014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9" calcext:value-type="float">
            <text:p>0.013869</text:p>
          </table:table-cell>
          <table:table-cell office:value-type="float" office:value="0.013866" calcext:value-type="float">
            <text:p>0.013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86" calcext:value-type="float">
            <text:p>0.013786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7" calcext:value-type="float">
            <text:p>0.013827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9" calcext:value-type="float">
            <text:p>0.01404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98" calcext:value-type="float">
            <text:p>0.014098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" calcext:value-type="float">
            <text:p>0.0139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79" calcext:value-type="float">
            <text:p>0.013979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8" calcext:value-type="float">
            <text:p>0.013818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1" calcext:value-type="float">
            <text:p>0.01392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2" calcext:value-type="float">
            <text:p>0.013882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3" calcext:value-type="float">
            <text:p>0.01403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1" calcext:value-type="float">
            <text:p>0.013901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1" calcext:value-type="float">
            <text:p>0.014021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9" calcext:value-type="float">
            <text:p>0.01400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1" calcext:value-type="float">
            <text:p>0.01388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2" calcext:value-type="float">
            <text:p>0.01400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9" calcext:value-type="float">
            <text:p>0.013859</text:p>
          </table:table-cell>
          <table:table-cell office:value-type="float" office:value="0.013856" calcext:value-type="float">
            <text:p>0.013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95" calcext:value-type="float">
            <text:p>0.013995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5" calcext:value-type="float">
            <text:p>0.013845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6" calcext:value-type="float">
            <text:p>0.01386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2" calcext:value-type="float">
            <text:p>0.01382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4" calcext:value-type="float">
            <text:p>0.013894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4" calcext:value-type="float">
            <text:p>0.014074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5" calcext:value-type="float">
            <text:p>0.014045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436" calcext:value-type="float">
            <text:p>0.019436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67" calcext:value-type="float">
            <text:p>0.013767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7" calcext:value-type="float">
            <text:p>0.013847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7" calcext:value-type="float">
            <text:p>0.013887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5" calcext:value-type="float">
            <text:p>0.013905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9" calcext:value-type="float">
            <text:p>0.013829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028237" calcext:value-type="float">
            <text:p>0.028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6203" calcext:value-type="float">
            <text:p>0.026203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022377" calcext:value-type="float">
            <text:p>0.022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226" calcext:value-type="float">
            <text:p>0.0202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551" calcext:value-type="float">
            <text:p>0.018551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6961" calcext:value-type="float">
            <text:p>0.016961</text:p>
          </table:table-cell>
          <table:table-cell office:value-type="float" office:value="0.016958" calcext:value-type="float">
            <text:p>0.0169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9464" calcext:value-type="float">
            <text:p>0.019464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53" calcext:value-type="float">
            <text:p>0.01415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4" calcext:value-type="float">
            <text:p>0.013954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178" calcext:value-type="float">
            <text:p>0.014178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5" calcext:value-type="float">
            <text:p>0.01389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1" calcext:value-type="float">
            <text:p>0.014031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65" calcext:value-type="float">
            <text:p>0.014065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3" calcext:value-type="float">
            <text:p>0.0138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2" calcext:value-type="float">
            <text:p>0.013922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2" calcext:value-type="float">
            <text:p>0.01396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67" calcext:value-type="float">
            <text:p>0.014067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3" calcext:value-type="float">
            <text:p>0.01395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7436" calcext:value-type="float">
            <text:p>0.027436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8" calcext:value-type="float">
            <text:p>0.027278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1" calcext:value-type="float">
            <text:p>0.027431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8" calcext:value-type="float">
            <text:p>0.027418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8" calcext:value-type="float">
            <text:p>0.027488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11" calcext:value-type="float">
            <text:p>0.027611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9" calcext:value-type="float">
            <text:p>0.02756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4" calcext:value-type="float">
            <text:p>0.027434</text:p>
          </table:table-cell>
          <table:table-cell office:value-type="float" office:value="0.027431" calcext:value-type="float">
            <text:p>0.027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4" calcext:value-type="float">
            <text:p>0.027324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9" calcext:value-type="float">
            <text:p>0.027279</text:p>
          </table:table-cell>
          <table:table-cell office:value-type="float" office:value="0.027276" calcext:value-type="float">
            <text:p>0.027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8" calcext:value-type="float">
            <text:p>0.027528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6" calcext:value-type="float">
            <text:p>0.02741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8" calcext:value-type="float">
            <text:p>0.027398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706" calcext:value-type="float">
            <text:p>0.027706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5" calcext:value-type="float">
            <text:p>0.027435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6" calcext:value-type="float">
            <text:p>0.02746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39285" calcext:value-type="float">
            <text:p>0.039285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2" calcext:value-type="float">
            <text:p>0.027412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19" calcext:value-type="float">
            <text:p>0.02731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6" calcext:value-type="float">
            <text:p>0.027376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8" calcext:value-type="float">
            <text:p>0.027338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9" calcext:value-type="float">
            <text:p>0.027429</text:p>
          </table:table-cell>
          <table:table-cell office:value-type="float" office:value="0.027426" calcext:value-type="float">
            <text:p>0.0274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543" calcext:value-type="float">
            <text:p>0.029543</text:p>
          </table:table-cell>
          <table:table-cell office:value-type="float" office:value="0.029541" calcext:value-type="float">
            <text:p>0.02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" calcext:value-type="float">
            <text:p>0.02738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6" calcext:value-type="float">
            <text:p>0.027526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3" calcext:value-type="float">
            <text:p>0.02745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03" calcext:value-type="float">
            <text:p>0.027603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6" calcext:value-type="float">
            <text:p>0.027496</text:p>
          </table:table-cell>
          <table:table-cell office:value-type="float" office:value="0.027493" calcext:value-type="float">
            <text:p>0.027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" calcext:value-type="float">
            <text:p>0.0274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2" calcext:value-type="float">
            <text:p>0.027312</text:p>
          </table:table-cell>
          <table:table-cell office:value-type="float" office:value="0.027309" calcext:value-type="float">
            <text:p>0.027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4" calcext:value-type="float">
            <text:p>0.027494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8" calcext:value-type="float">
            <text:p>0.027308</text:p>
          </table:table-cell>
          <table:table-cell office:value-type="float" office:value="0.027306" calcext:value-type="float">
            <text:p>0.027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" calcext:value-type="float">
            <text:p>0.0274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2" calcext:value-type="float">
            <text:p>0.027452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3" calcext:value-type="float">
            <text:p>0.02750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6" calcext:value-type="float">
            <text:p>0.027406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6" calcext:value-type="float">
            <text:p>0.027456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1" calcext:value-type="float">
            <text:p>0.027381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8" calcext:value-type="float">
            <text:p>0.027508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2" calcext:value-type="float">
            <text:p>0.027392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3" calcext:value-type="float">
            <text:p>0.027493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9" calcext:value-type="float">
            <text:p>0.027369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4" calcext:value-type="float">
            <text:p>0.027364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63" calcext:value-type="float">
            <text:p>0.027663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57" calcext:value-type="float">
            <text:p>0.027357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" calcext:value-type="float">
            <text:p>0.02742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6" calcext:value-type="float">
            <text:p>0.02750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2" calcext:value-type="float">
            <text:p>0.027482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3" calcext:value-type="float">
            <text:p>0.027323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68" calcext:value-type="float">
            <text:p>0.027268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1" calcext:value-type="float">
            <text:p>0.027561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9" calcext:value-type="float">
            <text:p>0.02749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2" calcext:value-type="float">
            <text:p>0.027322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54" calcext:value-type="float">
            <text:p>0.027254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24" calcext:value-type="float">
            <text:p>0.0275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58" calcext:value-type="float">
            <text:p>0.027458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9" calcext:value-type="float">
            <text:p>0.027529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47" calcext:value-type="float">
            <text:p>0.027547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94" calcext:value-type="float">
            <text:p>0.02739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28" calcext:value-type="float">
            <text:p>0.02722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79" calcext:value-type="float">
            <text:p>0.027579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4" calcext:value-type="float">
            <text:p>0.027534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24" calcext:value-type="float">
            <text:p>0.027624</text:p>
          </table:table-cell>
          <table:table-cell office:value-type="float" office:value="0.027621" calcext:value-type="float">
            <text:p>0.027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38" calcext:value-type="float">
            <text:p>0.027538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7" calcext:value-type="float">
            <text:p>0.027537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6" calcext:value-type="float">
            <text:p>0.027486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1" calcext:value-type="float">
            <text:p>0.027481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5" calcext:value-type="float">
            <text:p>0.027515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86" calcext:value-type="float">
            <text:p>0.027586</text:p>
          </table:table-cell>
          <table:table-cell office:value-type="float" office:value="0.027584" calcext:value-type="float">
            <text:p>0.027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6" calcext:value-type="float">
            <text:p>0.02731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17" calcext:value-type="float">
            <text:p>0.027517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3" calcext:value-type="float">
            <text:p>0.027483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5" calcext:value-type="float">
            <text:p>0.027475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4" calcext:value-type="float">
            <text:p>0.02748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8" calcext:value-type="float">
            <text:p>0.027318</text:p>
          </table:table-cell>
          <table:table-cell office:value-type="float" office:value="0.027315" calcext:value-type="float">
            <text:p>0.027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55" calcext:value-type="float">
            <text:p>0.027555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43" calcext:value-type="float">
            <text:p>0.0276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54325" calcext:value-type="float">
            <text:p>0.054325</text:p>
          </table:table-cell>
          <table:table-cell office:value-type="float" office:value="0.054322" calcext:value-type="float">
            <text:p>0.054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14" calcext:value-type="float">
            <text:p>0.054414</text:p>
          </table:table-cell>
          <table:table-cell office:value-type="float" office:value="0.054411" calcext:value-type="float">
            <text:p>0.054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" calcext:value-type="float">
            <text:p>0.05415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2" calcext:value-type="float">
            <text:p>0.0542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78" calcext:value-type="float">
            <text:p>0.054078</text:p>
          </table:table-cell>
          <table:table-cell office:value-type="float" office:value="0.054076" calcext:value-type="float">
            <text:p>0.054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9" calcext:value-type="float">
            <text:p>0.054139</text:p>
          </table:table-cell>
          <table:table-cell office:value-type="float" office:value="0.054137" calcext:value-type="float">
            <text:p>0.0541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9" calcext:value-type="float">
            <text:p>0.054199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8" calcext:value-type="float">
            <text:p>0.054098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4" calcext:value-type="float">
            <text:p>0.054164</text:p>
          </table:table-cell>
          <table:table-cell office:value-type="float" office:value="0.054161" calcext:value-type="float">
            <text:p>0.054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3" calcext:value-type="float">
            <text:p>0.054283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2" calcext:value-type="float">
            <text:p>0.05415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8" calcext:value-type="float">
            <text:p>0.054268</text:p>
          </table:table-cell>
          <table:table-cell office:value-type="float" office:value="0.054265" calcext:value-type="float">
            <text:p>0.05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75848" calcext:value-type="float">
            <text:p>0.075848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588" calcext:value-type="float">
            <text:p>0.054588</text:p>
          </table:table-cell>
          <table:table-cell office:value-type="float" office:value="0.054585" calcext:value-type="float">
            <text:p>0.0545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1" calcext:value-type="float">
            <text:p>0.054151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08" calcext:value-type="float">
            <text:p>0.054408</text:p>
          </table:table-cell>
          <table:table-cell office:value-type="float" office:value="0.054405" calcext:value-type="float">
            <text:p>0.05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3" calcext:value-type="float">
            <text:p>0.054253</text:p>
          </table:table-cell>
          <table:table-cell office:value-type="float" office:value="0.054251" calcext:value-type="float">
            <text:p>0.054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22" calcext:value-type="float">
            <text:p>0.054422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16" calcext:value-type="float">
            <text:p>0.054016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4" calcext:value-type="float">
            <text:p>0.054274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4" calcext:value-type="float">
            <text:p>0.054094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4" calcext:value-type="float">
            <text:p>0.054194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8" calcext:value-type="float">
            <text:p>0.05425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2" calcext:value-type="float">
            <text:p>0.054332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5" calcext:value-type="float">
            <text:p>0.054105</text:p>
          </table:table-cell>
          <table:table-cell office:value-type="float" office:value="0.054103" calcext:value-type="float">
            <text:p>0.05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2" calcext:value-type="float">
            <text:p>0.0541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5" calcext:value-type="float">
            <text:p>0.054155</text:p>
          </table:table-cell>
          <table:table-cell office:value-type="float" office:value="0.054152" calcext:value-type="float">
            <text:p>0.054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" calcext:value-type="float">
            <text:p>0.0542</text:p>
          </table:table-cell>
          <table:table-cell office:value-type="float" office:value="0.054197" calcext:value-type="float">
            <text:p>0.0541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7" calcext:value-type="float">
            <text:p>0.054217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9" calcext:value-type="float">
            <text:p>0.054209</text:p>
          </table:table-cell>
          <table:table-cell office:value-type="float" office:value="0.054206" calcext:value-type="float">
            <text:p>0.054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5" calcext:value-type="float">
            <text:p>0.054165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9" calcext:value-type="float">
            <text:p>0.054179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4" calcext:value-type="float">
            <text:p>0.054334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87" calcext:value-type="float">
            <text:p>0.054387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2" calcext:value-type="float">
            <text:p>0.054132</text:p>
          </table:table-cell>
          <table:table-cell office:value-type="float" office:value="0.054129" calcext:value-type="float">
            <text:p>0.054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22" calcext:value-type="float">
            <text:p>0.054022</text:p>
          </table:table-cell>
          <table:table-cell office:value-type="float" office:value="0.054019" calcext:value-type="float">
            <text:p>0.054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54" calcext:value-type="float">
            <text:p>0.054354</text:p>
          </table:table-cell>
          <table:table-cell office:value-type="float" office:value="0.054351" calcext:value-type="float">
            <text:p>0.054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" calcext:value-type="float">
            <text:p>0.05421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5" calcext:value-type="float">
            <text:p>0.05420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6" calcext:value-type="float">
            <text:p>0.054086</text:p>
          </table:table-cell>
          <table:table-cell office:value-type="float" office:value="0.054083" calcext:value-type="float">
            <text:p>0.054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63" calcext:value-type="float">
            <text:p>0.054363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8" calcext:value-type="float">
            <text:p>0.054138</text:p>
          </table:table-cell>
          <table:table-cell office:value-type="float" office:value="0.054136" calcext:value-type="float">
            <text:p>0.05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1" calcext:value-type="float">
            <text:p>0.054331</text:p>
          </table:table-cell>
          <table:table-cell office:value-type="float" office:value="0.054328" calcext:value-type="float">
            <text:p>0.054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8" calcext:value-type="float">
            <text:p>0.054198</text:p>
          </table:table-cell>
          <table:table-cell office:value-type="float" office:value="0.054195" calcext:value-type="float">
            <text:p>0.054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4" calcext:value-type="float">
            <text:p>0.054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3" calcext:value-type="float">
            <text:p>0.0542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99353" calcext:value-type="float">
            <text:p>1.4699353E-13</text:p>
          </table:table-cell>
          <table:table-cell table:number-columns-repeated="10"/>
        </table:table-row>
        <table:table-row table:style-name="ro1">
          <table:table-cell office:value-type="float" office:value="0.054235" calcext:value-type="float">
            <text:p>0.054235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333" calcext:value-type="float">
            <text:p>0.05833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1" calcext:value-type="float">
            <text:p>0.054111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3" calcext:value-type="float">
            <text:p>0.054273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8" calcext:value-type="float">
            <text:p>0.054148</text:p>
          </table:table-cell>
          <table:table-cell office:value-type="float" office:value="0.054146" calcext:value-type="float">
            <text:p>0.054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7" calcext:value-type="float">
            <text:p>0.05411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3" calcext:value-type="float">
            <text:p>0.054493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4" calcext:value-type="float">
            <text:p>0.054134</text:p>
          </table:table-cell>
          <table:table-cell office:value-type="float" office:value="0.054131" calcext:value-type="float">
            <text:p>0.054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6" calcext:value-type="float">
            <text:p>0.054266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8" calcext:value-type="float">
            <text:p>0.054178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3" calcext:value-type="float">
            <text:p>0.0543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54" calcext:value-type="float">
            <text:p>0.054454</text:p>
          </table:table-cell>
          <table:table-cell office:value-type="float" office:value="0.054451" calcext:value-type="float">
            <text:p>0.054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4" calcext:value-type="float">
            <text:p>0.054184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3" calcext:value-type="float">
            <text:p>0.054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04" calcext:value-type="float">
            <text:p>0.054604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3" calcext:value-type="float">
            <text:p>0.054123</text:p>
          </table:table-cell>
          <table:table-cell office:value-type="float" office:value="0.054121" calcext:value-type="float">
            <text:p>0.0541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5" calcext:value-type="float">
            <text:p>0.054085</text:p>
          </table:table-cell>
          <table:table-cell office:value-type="float" office:value="0.054082" calcext:value-type="float">
            <text:p>0.054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7" calcext:value-type="float">
            <text:p>0.054137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292" calcext:value-type="float">
            <text:p>0.05829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14" calcext:value-type="float">
            <text:p>0.054314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7" calcext:value-type="float">
            <text:p>0.054497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3" calcext:value-type="float">
            <text:p>0.0541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41" calcext:value-type="float">
            <text:p>0.05404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" calcext:value-type="float">
            <text:p>0.05427</text:p>
          </table:table-cell>
          <table:table-cell office:value-type="float" office:value="0.054268" calcext:value-type="float">
            <text:p>0.054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4" calcext:value-type="float">
            <text:p>0.05464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6" calcext:value-type="float">
            <text:p>0.054236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6" calcext:value-type="float">
            <text:p>0.054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69" calcext:value-type="float">
            <text:p>0.054469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8" calcext:value-type="float">
            <text:p>0.054128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9" calcext:value-type="float">
            <text:p>0.054119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6" calcext:value-type="float">
            <text:p>0.054296</text:p>
          </table:table-cell>
          <table:table-cell office:value-type="float" office:value="0.054293" calcext:value-type="float">
            <text:p>0.054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9" calcext:value-type="float">
            <text:p>0.054299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2213" calcext:value-type="float">
            <text:p>0.01221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1594" calcext:value-type="float">
            <text:p>0.011594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116" calcext:value-type="float">
            <text:p>0.01116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6589" calcext:value-type="float">
            <text:p>0.01658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325" calcext:value-type="float">
            <text:p>0.009325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9402" calcext:value-type="float">
            <text:p>0.00940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587" calcext:value-type="float">
            <text:p>0.009587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535" calcext:value-type="float">
            <text:p>0.00853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7" calcext:value-type="float">
            <text:p>0.00749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3" calcext:value-type="float">
            <text:p>0.00767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5" calcext:value-type="float">
            <text:p>0.0075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89" calcext:value-type="float">
            <text:p>0.00758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1" calcext:value-type="float">
            <text:p>0.007501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6" calcext:value-type="float">
            <text:p>0.007726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" calcext:value-type="float">
            <text:p>0.00761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1" calcext:value-type="float">
            <text:p>0.00751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643" calcext:value-type="float">
            <text:p>0.00764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4" calcext:value-type="float">
            <text:p>0.007614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66" calcext:value-type="float">
            <text:p>0.0077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4" calcext:value-type="float">
            <text:p>0.00753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1" calcext:value-type="float">
            <text:p>0.007541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7" calcext:value-type="float">
            <text:p>0.007717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1" calcext:value-type="float">
            <text:p>0.007691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7" calcext:value-type="float">
            <text:p>0.007607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9" calcext:value-type="float">
            <text:p>0.007559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1" calcext:value-type="float">
            <text:p>0.007721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41" calcext:value-type="float">
            <text:p>0.0077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7" calcext:value-type="float">
            <text:p>0.007557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85" calcext:value-type="float">
            <text:p>0.007785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9" calcext:value-type="float">
            <text:p>0.00769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822" calcext:value-type="float">
            <text:p>0.00782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" calcext:value-type="float">
            <text:p>0.00755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" calcext:value-type="float">
            <text:p>0.007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79" calcext:value-type="float">
            <text:p>0.007579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5015" calcext:value-type="float">
            <text:p>0.015015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29" calcext:value-type="float">
            <text:p>0.007729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8" calcext:value-type="float">
            <text:p>0.007498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521" calcext:value-type="float">
            <text:p>0.0075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27" calcext:value-type="float">
            <text:p>0.007627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" calcext:value-type="float">
            <text:p>0.00757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2" calcext:value-type="float">
            <text:p>0.00766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9" calcext:value-type="float">
            <text:p>0.00751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5" calcext:value-type="float">
            <text:p>0.0075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3" calcext:value-type="float">
            <text:p>0.00769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47" calcext:value-type="float">
            <text:p>0.007647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98" calcext:value-type="float">
            <text:p>0.014998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2" calcext:value-type="float">
            <text:p>0.0147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7" calcext:value-type="float">
            <text:p>0.014857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6" calcext:value-type="float">
            <text:p>0.01474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2" calcext:value-type="float">
            <text:p>0.014962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5" calcext:value-type="float">
            <text:p>0.01495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1" calcext:value-type="float">
            <text:p>0.014821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4" calcext:value-type="float">
            <text:p>0.014714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4" calcext:value-type="float">
            <text:p>0.01493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9" calcext:value-type="float">
            <text:p>0.014899</text:p>
          </table:table-cell>
          <table:table-cell office:value-type="float" office:value="0.014896" calcext:value-type="float">
            <text:p>0.0148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95" calcext:value-type="float">
            <text:p>0.014795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4" calcext:value-type="float">
            <text:p>0.014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4" calcext:value-type="float">
            <text:p>0.014854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14745" calcext:value-type="float">
            <text:p>0.014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3" calcext:value-type="float">
            <text:p>0.01478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" calcext:value-type="float">
            <text:p>0.01476</text:p>
          </table:table-cell>
          <table:table-cell office:value-type="float" office:value="0.014757" calcext:value-type="float">
            <text:p>0.0147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7" calcext:value-type="float">
            <text:p>0.014757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0.015005" calcext:value-type="float">
            <text:p>0.015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95" calcext:value-type="float">
            <text:p>0.014895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5" calcext:value-type="float">
            <text:p>0.015005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3" calcext:value-type="float">
            <text:p>0.014843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" calcext:value-type="float">
            <text:p>0.01489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85" calcext:value-type="float">
            <text:p>0.014885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51" calcext:value-type="float">
            <text:p>0.014951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2" calcext:value-type="float">
            <text:p>0.01478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9" calcext:value-type="float">
            <text:p>0.01483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05" calcext:value-type="float">
            <text:p>0.014805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45" calcext:value-type="float">
            <text:p>0.01494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" calcext:value-type="float">
            <text:p>0.0147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8" calcext:value-type="float">
            <text:p>0.01485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7" calcext:value-type="float">
            <text:p>0.014947</text:p>
          </table:table-cell>
          <table:table-cell office:value-type="float" office:value="0.014944" calcext:value-type="float">
            <text:p>0.014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9" calcext:value-type="float">
            <text:p>0.014849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5" calcext:value-type="float">
            <text:p>0.014935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" calcext:value-type="float">
            <text:p>0.01474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3" calcext:value-type="float">
            <text:p>0.01473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0994" calcext:value-type="float">
            <text:p>0.020994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3" calcext:value-type="float">
            <text:p>0.01475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09" calcext:value-type="float">
            <text:p>0.014909</text:p>
          </table:table-cell>
          <table:table-cell office:value-type="float" office:value="0.014907" calcext:value-type="float">
            <text:p>0.014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1" calcext:value-type="float">
            <text:p>0.014941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14889" calcext:value-type="float">
            <text:p>0.0148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9" calcext:value-type="float">
            <text:p>0.01479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5" calcext:value-type="float">
            <text:p>0.01473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7" calcext:value-type="float">
            <text:p>0.014877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9" calcext:value-type="float">
            <text:p>0.014779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1" calcext:value-type="float">
            <text:p>0.014751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8" calcext:value-type="float">
            <text:p>0.014918</text:p>
          </table:table-cell>
          <table:table-cell office:value-type="float" office:value="0.014915" calcext:value-type="float">
            <text:p>0.0149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3" calcext:value-type="float">
            <text:p>0.01493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22" calcext:value-type="float">
            <text:p>0.014722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8" calcext:value-type="float">
            <text:p>0.01471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99" calcext:value-type="float">
            <text:p>0.014999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07" calcext:value-type="float">
            <text:p>0.014707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9" calcext:value-type="float">
            <text:p>0.014969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14869" calcext:value-type="float">
            <text:p>0.014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6" calcext:value-type="float">
            <text:p>0.01492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925" calcext:value-type="float">
            <text:p>0.02925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72" calcext:value-type="float">
            <text:p>0.02947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2" calcext:value-type="float">
            <text:p>0.029362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3" calcext:value-type="float">
            <text:p>0.02932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9" calcext:value-type="float">
            <text:p>0.029199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8" calcext:value-type="float">
            <text:p>0.029308</text:p>
          </table:table-cell>
          <table:table-cell office:value-type="float" office:value="0.029306" calcext:value-type="float">
            <text:p>0.029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8" calcext:value-type="float">
            <text:p>0.02928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8" calcext:value-type="float">
            <text:p>0.029248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5" calcext:value-type="float">
            <text:p>0.029375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8" calcext:value-type="float">
            <text:p>0.029388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4" calcext:value-type="float">
            <text:p>0.029284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8" calcext:value-type="float">
            <text:p>0.029358</text:p>
          </table:table-cell>
          <table:table-cell office:value-type="float" office:value="0.029356" calcext:value-type="float">
            <text:p>0.029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6" calcext:value-type="float">
            <text:p>0.029206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43" calcext:value-type="float">
            <text:p>0.029243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85" calcext:value-type="float">
            <text:p>0.029185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4" calcext:value-type="float">
            <text:p>0.029274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3" calcext:value-type="float">
            <text:p>0.029273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8" calcext:value-type="float">
            <text:p>0.029338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2" calcext:value-type="float">
            <text:p>0.029222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04" calcext:value-type="float">
            <text:p>0.029304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9" calcext:value-type="float">
            <text:p>0.029259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1" calcext:value-type="float">
            <text:p>0.02941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04" calcext:value-type="float">
            <text:p>0.029404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9" calcext:value-type="float">
            <text:p>0.02933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92" calcext:value-type="float">
            <text:p>0.02929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8" calcext:value-type="float">
            <text:p>0.029258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5" calcext:value-type="float">
            <text:p>0.029285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8" calcext:value-type="float">
            <text:p>0.029198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73" calcext:value-type="float">
            <text:p>0.0527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702" calcext:value-type="float">
            <text:p>0.051702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9121" calcext:value-type="float">
            <text:p>0.039121</text:p>
          </table:table-cell>
          <table:table-cell office:value-type="float" office:value="0.039116" calcext:value-type="float">
            <text:p>0.039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3127" calcext:value-type="float">
            <text:p>0.033127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8" calcext:value-type="float">
            <text:p>0.029368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6" calcext:value-type="float">
            <text:p>0.029276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16" calcext:value-type="float">
            <text:p>0.029216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8" calcext:value-type="float">
            <text:p>0.029348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42" calcext:value-type="float">
            <text:p>0.029242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39" calcext:value-type="float">
            <text:p>0.02923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2" calcext:value-type="float">
            <text:p>0.029302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4" calcext:value-type="float">
            <text:p>0.029384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15" calcext:value-type="float">
            <text:p>0.029415</text:p>
          </table:table-cell>
          <table:table-cell office:value-type="float" office:value="0.029412" calcext:value-type="float">
            <text:p>0.0294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194" calcext:value-type="float">
            <text:p>0.05194</text:p>
          </table:table-cell>
          <table:table-cell office:value-type="float" office:value="0.051937" calcext:value-type="float">
            <text:p>0.051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8764" calcext:value-type="float">
            <text:p>0.03876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034973" calcext:value-type="float">
            <text:p>0.034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927" calcext:value-type="float">
            <text:p>0.051927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5066" calcext:value-type="float">
            <text:p>0.05066</text:p>
          </table:table-cell>
          <table:table-cell office:value-type="float" office:value="0.050658" calcext:value-type="float">
            <text:p>0.050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0834" calcext:value-type="float">
            <text:p>0.050834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069" calcext:value-type="float">
            <text:p>0.052069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48544" calcext:value-type="float">
            <text:p>0.048544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9" calcext:value-type="float">
            <text:p>0.029349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1" calcext:value-type="float">
            <text:p>0.029351</text:p>
          </table:table-cell>
          <table:table-cell office:value-type="float" office:value="0.029348" calcext:value-type="float">
            <text:p>0.029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9" calcext:value-type="float">
            <text:p>0.02931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8" calcext:value-type="float">
            <text:p>0.029378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97" calcext:value-type="float">
            <text:p>0.029197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4" calcext:value-type="float">
            <text:p>0.029264</text:p>
          </table:table-cell>
          <table:table-cell office:value-type="float" office:value="0.029261" calcext:value-type="float">
            <text:p>0.029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4" calcext:value-type="float">
            <text:p>0.029244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945" calcext:value-type="float">
            <text:p>0.029945</text:p>
          </table:table-cell>
          <table:table-cell office:value-type="float" office:value="0.029942" calcext:value-type="float">
            <text:p>0.02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5" calcext:value-type="float">
            <text:p>0.029365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69" calcext:value-type="float">
            <text:p>0.029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443" calcext:value-type="float">
            <text:p>0.03744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72" calcext:value-type="float">
            <text:p>0.029372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6" calcext:value-type="float">
            <text:p>0.029326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29" calcext:value-type="float">
            <text:p>0.029429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2" calcext:value-type="float">
            <text:p>0.0292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9" calcext:value-type="float">
            <text:p>0.029289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" calcext:value-type="float">
            <text:p>0.02923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85" calcext:value-type="float">
            <text:p>0.029385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19" calcext:value-type="float">
            <text:p>0.029219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9" calcext:value-type="float">
            <text:p>0.029209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1" calcext:value-type="float">
            <text:p>0.029331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7" calcext:value-type="float">
            <text:p>0.02921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6" calcext:value-type="float">
            <text:p>0.029226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7" calcext:value-type="float">
            <text:p>0.029267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" calcext:value-type="float">
            <text:p>0.02927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51" calcext:value-type="float">
            <text:p>0.029251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8" calcext:value-type="float">
            <text:p>0.029218</text:p>
          </table:table-cell>
          <table:table-cell office:value-type="float" office:value="0.029215" calcext:value-type="float">
            <text:p>0.029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2" calcext:value-type="float">
            <text:p>0.029282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3" calcext:value-type="float">
            <text:p>0.029173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42" calcext:value-type="float">
            <text:p>0.01042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9653" calcext:value-type="float">
            <text:p>0.009653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29" calcext:value-type="float">
            <text:p>0.009129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054" calcext:value-type="float">
            <text:p>0.009054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27" calcext:value-type="float">
            <text:p>0.00702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6" calcext:value-type="float">
            <text:p>0.0070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78" calcext:value-type="float">
            <text:p>0.006778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13" calcext:value-type="float">
            <text:p>0.00671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619" calcext:value-type="float">
            <text:p>0.006619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329" calcext:value-type="float">
            <text:p>0.006329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63" calcext:value-type="float">
            <text:p>0.006363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062" calcext:value-type="float">
            <text:p>0.006062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5" calcext:value-type="float">
            <text:p>0.00524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" calcext:value-type="float">
            <text:p>0.0051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47" calcext:value-type="float">
            <text:p>0.0052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75" calcext:value-type="float">
            <text:p>0.005375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35" calcext:value-type="float">
            <text:p>0.00533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57" calcext:value-type="float">
            <text:p>0.00535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534" calcext:value-type="float">
            <text:p>0.0055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1" calcext:value-type="float">
            <text:p>0.00514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1" calcext:value-type="float">
            <text:p>0.00520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21" calcext:value-type="float">
            <text:p>0.006821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85" calcext:value-type="float">
            <text:p>0.006785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3" calcext:value-type="float">
            <text:p>0.00633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7" calcext:value-type="float">
            <text:p>0.0061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565" calcext:value-type="float">
            <text:p>0.010565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3" calcext:value-type="float">
            <text:p>0.005353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71" calcext:value-type="float">
            <text:p>0.005271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6" calcext:value-type="float">
            <text:p>0.0053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2" calcext:value-type="float">
            <text:p>0.005142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887" calcext:value-type="float">
            <text:p>0.00588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707" calcext:value-type="float">
            <text:p>0.00570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79" calcext:value-type="float">
            <text:p>0.00527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14" calcext:value-type="float">
            <text:p>0.00521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5" calcext:value-type="float">
            <text:p>0.005135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139" calcext:value-type="float">
            <text:p>0.005139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17" calcext:value-type="float">
            <text:p>0.005117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7" calcext:value-type="float">
            <text:p>0.005267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54" calcext:value-type="float">
            <text:p>0.00515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3" calcext:value-type="float">
            <text:p>0.00534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14" calcext:value-type="float">
            <text:p>0.00531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97" calcext:value-type="float">
            <text:p>0.0050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85" calcext:value-type="float">
            <text:p>0.00528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6" calcext:value-type="float">
            <text:p>0.005246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3" calcext:value-type="float">
            <text:p>0.0051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" calcext:value-type="float">
            <text:p>0.00514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86" calcext:value-type="float">
            <text:p>0.00538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9" calcext:value-type="float">
            <text:p>0.0051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7" calcext:value-type="float">
            <text:p>0.005297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71" calcext:value-type="float">
            <text:p>0.005471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9" calcext:value-type="float">
            <text:p>0.005209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89" calcext:value-type="float">
            <text:p>0.005089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143" calcext:value-type="float">
            <text:p>0.01014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3" calcext:value-type="float">
            <text:p>0.01015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1" calcext:value-type="float">
            <text:p>0.00999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6" calcext:value-type="float">
            <text:p>0.010126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3" calcext:value-type="float">
            <text:p>0.009933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25" calcext:value-type="float">
            <text:p>0.0099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5" calcext:value-type="float">
            <text:p>0.010085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9" calcext:value-type="float">
            <text:p>0.009939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4" calcext:value-type="float">
            <text:p>0.0099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58" calcext:value-type="float">
            <text:p>0.010158</text:p>
          </table:table-cell>
          <table:table-cell office:value-type="float" office:value="0.010155" calcext:value-type="float">
            <text:p>0.010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7" calcext:value-type="float">
            <text:p>0.010097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3" calcext:value-type="float">
            <text:p>0.00993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3" calcext:value-type="float">
            <text:p>0.0101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9" calcext:value-type="float">
            <text:p>0.010069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38" calcext:value-type="float">
            <text:p>0.01003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6" calcext:value-type="float">
            <text:p>0.01006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7" calcext:value-type="float">
            <text:p>0.009967</text:p>
          </table:table-cell>
          <table:table-cell office:value-type="float" office:value="0.009964" calcext:value-type="float">
            <text:p>0.009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4" calcext:value-type="float">
            <text:p>0.009934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4" calcext:value-type="float">
            <text:p>0.01015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71" calcext:value-type="float">
            <text:p>0.010071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13" calcext:value-type="float">
            <text:p>0.00991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65" calcext:value-type="float">
            <text:p>0.009965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31" calcext:value-type="float">
            <text:p>0.00993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29" calcext:value-type="float">
            <text:p>0.010029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6" calcext:value-type="float">
            <text:p>0.010086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78" calcext:value-type="float">
            <text:p>0.010078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4" calcext:value-type="float">
            <text:p>0.010114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6" calcext:value-type="float">
            <text:p>0.009986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8" calcext:value-type="float">
            <text:p>0.01021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2" calcext:value-type="float">
            <text:p>0.009982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" calcext:value-type="float">
            <text:p>0.00999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7" calcext:value-type="float">
            <text:p>0.010177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2" calcext:value-type="float">
            <text:p>0.0100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7" calcext:value-type="float">
            <text:p>0.010147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2" calcext:value-type="float">
            <text:p>0.009962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95" calcext:value-type="float">
            <text:p>0.01019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81" calcext:value-type="float">
            <text:p>0.010081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8" calcext:value-type="float">
            <text:p>0.01001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" calcext:value-type="float">
            <text:p>0.01017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98" calcext:value-type="float">
            <text:p>0.019798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465494" calcext:value-type="float">
            <text:p>1.465494E-14</text:p>
          </table:table-cell>
          <table:table-cell table:number-columns-repeated="10"/>
        </table:table-row>
        <table:table-row table:style-name="ro1">
          <table:table-cell office:value-type="float" office:value="0.010303" calcext:value-type="float">
            <text:p>0.0103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45" calcext:value-type="float">
            <text:p>0.010045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7" calcext:value-type="float">
            <text:p>0.00997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02" calcext:value-type="float">
            <text:p>0.010002</text:p>
          </table:table-cell>
          <table:table-cell office:value-type="float" office:value="0.01" calcext:value-type="float">
            <text:p>0.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06" calcext:value-type="float">
            <text:p>0.0102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6" calcext:value-type="float">
            <text:p>0.010146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555" calcext:value-type="float">
            <text:p>0.019555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4323" calcext:value-type="float">
            <text:p>0.014323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8" calcext:value-type="float">
            <text:p>0.010118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82" calcext:value-type="float">
            <text:p>0.010182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83" calcext:value-type="float">
            <text:p>0.019783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2" calcext:value-type="float">
            <text:p>0.010142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47" calcext:value-type="float">
            <text:p>0.010047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718" calcext:value-type="float">
            <text:p>0.019718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6" calcext:value-type="float">
            <text:p>0.019746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49" calcext:value-type="float">
            <text:p>0.019649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33" calcext:value-type="float">
            <text:p>0.019633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3" calcext:value-type="float">
            <text:p>0.019653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4" calcext:value-type="float">
            <text:p>0.019634</text:p>
          </table:table-cell>
          <table:table-cell office:value-type="float" office:value="0.019631" calcext:value-type="float">
            <text:p>0.0196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9" calcext:value-type="float">
            <text:p>0.019679</text:p>
          </table:table-cell>
          <table:table-cell office:value-type="float" office:value="0.019676" calcext:value-type="float">
            <text:p>0.0196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3" calcext:value-type="float">
            <text:p>0.01985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41" calcext:value-type="float">
            <text:p>0.019841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" calcext:value-type="float">
            <text:p>0.01979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2" calcext:value-type="float">
            <text:p>0.019672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69" calcext:value-type="float">
            <text:p>0.03669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364" calcext:value-type="float">
            <text:p>0.03636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30946" calcext:value-type="float">
            <text:p>0.0309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7535" calcext:value-type="float">
            <text:p>0.027535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388" calcext:value-type="float">
            <text:p>0.02388</text:p>
          </table:table-cell>
          <table:table-cell office:value-type="float" office:value="0.023877" calcext:value-type="float">
            <text:p>0.023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0465" calcext:value-type="float">
            <text:p>0.020465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97" calcext:value-type="float">
            <text:p>0.019797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62" calcext:value-type="float">
            <text:p>0.019862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3" calcext:value-type="float">
            <text:p>0.019873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77" calcext:value-type="float">
            <text:p>0.019777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3" calcext:value-type="float">
            <text:p>0.019703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9" calcext:value-type="float">
            <text:p>0.019629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09" calcext:value-type="float">
            <text:p>0.019809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" calcext:value-type="float">
            <text:p>0.01987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office:value-type="float" office:value="0.019781" calcext:value-type="float">
            <text:p>0.019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4" calcext:value-type="float">
            <text:p>0.019674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5" calcext:value-type="float">
            <text:p>0.019645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1" calcext:value-type="float">
            <text:p>0.019631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05" calcext:value-type="float">
            <text:p>0.019905</text:p>
          </table:table-cell>
          <table:table-cell office:value-type="float" office:value="0.019902" calcext:value-type="float">
            <text:p>0.01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6" calcext:value-type="float">
            <text:p>0.019876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79" calcext:value-type="float">
            <text:p>0.019779</text:p>
          </table:table-cell>
          <table:table-cell office:value-type="float" office:value="0.019777" calcext:value-type="float">
            <text:p>0.019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84" calcext:value-type="float">
            <text:p>0.01988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48" calcext:value-type="float">
            <text:p>0.019848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6" calcext:value-type="float">
            <text:p>0.01962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11" calcext:value-type="float">
            <text:p>0.01981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5" calcext:value-type="float">
            <text:p>0.019745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1" calcext:value-type="float">
            <text:p>0.019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" calcext:value-type="float">
            <text:p>0.01976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5" calcext:value-type="float">
            <text:p>0.019715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2" calcext:value-type="float">
            <text:p>0.01962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895" calcext:value-type="float">
            <text:p>0.027895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2" calcext:value-type="float">
            <text:p>0.019662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7" calcext:value-type="float">
            <text:p>0.019667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73" calcext:value-type="float">
            <text:p>0.01967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33" calcext:value-type="float">
            <text:p>0.019733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1" calcext:value-type="float">
            <text:p>0.019741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87" calcext:value-type="float">
            <text:p>0.019687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758" calcext:value-type="float">
            <text:p>0.036758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9444" calcext:value-type="float">
            <text:p>0.029444</text:p>
          </table:table-cell>
          <table:table-cell office:value-type="float" office:value="0.029441" calcext:value-type="float">
            <text:p>0.029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523" calcext:value-type="float">
            <text:p>0.02523</text:p>
          </table:table-cell>
          <table:table-cell office:value-type="float" office:value="0.025227" calcext:value-type="float">
            <text:p>0.025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1976" calcext:value-type="float">
            <text:p>0.021976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8" calcext:value-type="float">
            <text:p>0.01968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71" calcext:value-type="float">
            <text:p>0.01967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49" calcext:value-type="float">
            <text:p>0.019749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4" calcext:value-type="float">
            <text:p>0.019714</text:p>
          </table:table-cell>
          <table:table-cell office:value-type="float" office:value="0.019711" calcext:value-type="float">
            <text:p>0.019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9" calcext:value-type="float">
            <text:p>0.019879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39" calcext:value-type="float">
            <text:p>0.019739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5" calcext:value-type="float">
            <text:p>0.019705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99" calcext:value-type="float">
            <text:p>0.01969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1" calcext:value-type="float">
            <text:p>0.019761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float" office:value="0.019937" calcext:value-type="float">
            <text:p>0.019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02" calcext:value-type="float">
            <text:p>0.01970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44" calcext:value-type="float">
            <text:p>0.01994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26" calcext:value-type="float">
            <text:p>0.019726</text:p>
          </table:table-cell>
          <table:table-cell office:value-type="float" office:value="0.019724" calcext:value-type="float">
            <text:p>0.019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23" calcext:value-type="float">
            <text:p>0.02022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" calcext:value-type="float">
            <text:p>0.01964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8" calcext:value-type="float">
            <text:p>0.019658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41" calcext:value-type="float">
            <text:p>0.019641</text:p>
          </table:table-cell>
          <table:table-cell office:value-type="float" office:value="0.019638" calcext:value-type="float">
            <text:p>0.0196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14" calcext:value-type="float">
            <text:p>0.019614</text:p>
          </table:table-cell>
          <table:table-cell office:value-type="float" office:value="0.019611" calcext:value-type="float">
            <text:p>0.0196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2" calcext:value-type="float">
            <text:p>0.019712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4" calcext:value-type="float">
            <text:p>0.01962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17" calcext:value-type="float">
            <text:p>0.019617</text:p>
          </table:table-cell>
          <table:table-cell office:value-type="float" office:value="0.019614" calcext:value-type="float">
            <text:p>0.0196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1" calcext:value-type="float">
            <text:p>0.019821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13" calcext:value-type="float">
            <text:p>0.01981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1174" calcext:value-type="float">
            <text:p>0.021174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8" calcext:value-type="float">
            <text:p>0.019858</text:p>
          </table:table-cell>
          <table:table-cell office:value-type="float" office:value="0.019855" calcext:value-type="float">
            <text:p>0.0198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07994" calcext:value-type="float">
            <text:p>0.007994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658" calcext:value-type="float">
            <text:p>0.007658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94" calcext:value-type="float">
            <text:p>0.00719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9" calcext:value-type="float">
            <text:p>0.007189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14" calcext:value-type="float">
            <text:p>0.007214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4" calcext:value-type="float">
            <text:p>0.007154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" calcext:value-type="float">
            <text:p>0.00705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7" calcext:value-type="float">
            <text:p>0.007187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" calcext:value-type="float">
            <text:p>0.00704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6" calcext:value-type="float">
            <text:p>0.007146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8" calcext:value-type="float">
            <text:p>0.007078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5" calcext:value-type="float">
            <text:p>0.00708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39" calcext:value-type="float">
            <text:p>0.007539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3" calcext:value-type="float">
            <text:p>0.007043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" calcext:value-type="float">
            <text:p>0.00707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3" calcext:value-type="float">
            <text:p>0.00719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54" calcext:value-type="float">
            <text:p>0.007254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55" calcext:value-type="float">
            <text:p>0.007255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66" calcext:value-type="float">
            <text:p>0.00716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69" calcext:value-type="float">
            <text:p>0.007169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399" calcext:value-type="float">
            <text:p>0.007399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" calcext:value-type="float">
            <text:p>0.00717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1" calcext:value-type="float">
            <text:p>0.00719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5" calcext:value-type="float">
            <text:p>0.00720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" calcext:value-type="float">
            <text:p>0.0071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73" calcext:value-type="float">
            <text:p>0.007173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508305" calcext:value-type="float">
            <text:p>-3.508305E-14</text:p>
          </table:table-cell>
          <table:table-cell table:number-columns-repeated="10"/>
        </table:table-row>
        <table:table-row table:style-name="ro1">
          <table:table-cell office:value-type="float" office:value="0.007326" calcext:value-type="float">
            <text:p>0.007326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25" calcext:value-type="float">
            <text:p>0.00722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5" calcext:value-type="float">
            <text:p>0.00707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8" calcext:value-type="float">
            <text:p>0.007178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3" calcext:value-type="float">
            <text:p>0.007093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3" calcext:value-type="float">
            <text:p>0.00708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18" calcext:value-type="float">
            <text:p>0.007118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95" calcext:value-type="float">
            <text:p>0.007295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4" calcext:value-type="float">
            <text:p>0.00707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9" calcext:value-type="float">
            <text:p>0.007209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1" calcext:value-type="float">
            <text:p>0.007091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3" calcext:value-type="float">
            <text:p>0.00703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39" calcext:value-type="float">
            <text:p>0.007139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366" calcext:value-type="float">
            <text:p>0.007366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6" calcext:value-type="float">
            <text:p>0.007086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2" calcext:value-type="float">
            <text:p>0.00714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7" calcext:value-type="float">
            <text:p>0.007157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9" calcext:value-type="float">
            <text:p>0.007079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34" calcext:value-type="float">
            <text:p>0.007034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1" calcext:value-type="float">
            <text:p>0.007171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92" calcext:value-type="float">
            <text:p>0.01392</text:p>
          </table:table-cell>
          <table:table-cell office:value-type="float" office:value="0.013917" calcext:value-type="float">
            <text:p>0.013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1" calcext:value-type="float">
            <text:p>0.013541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31" calcext:value-type="float">
            <text:p>0.013831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633" calcext:value-type="float">
            <text:p>0.01563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79" calcext:value-type="float">
            <text:p>0.014679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2" calcext:value-type="float">
            <text:p>0.01364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5" calcext:value-type="float">
            <text:p>0.01360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94" calcext:value-type="float">
            <text:p>0.01359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9" calcext:value-type="float">
            <text:p>0.01348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1" calcext:value-type="float">
            <text:p>0.013601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61" calcext:value-type="float">
            <text:p>0.013661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55" calcext:value-type="float">
            <text:p>0.01365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8" calcext:value-type="float">
            <text:p>0.01359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67" calcext:value-type="float">
            <text:p>0.01366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5" calcext:value-type="float">
            <text:p>0.01354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75" calcext:value-type="float">
            <text:p>0.013675</text:p>
          </table:table-cell>
          <table:table-cell office:value-type="float" office:value="0.013673" calcext:value-type="float">
            <text:p>0.013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6" calcext:value-type="float">
            <text:p>0.013586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" calcext:value-type="float">
            <text:p>0.01362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6211" calcext:value-type="float">
            <text:p>0.016211</text:p>
          </table:table-cell>
          <table:table-cell office:value-type="float" office:value="0.016208" calcext:value-type="float">
            <text:p>0.016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2" calcext:value-type="float">
            <text:p>0.013482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57" calcext:value-type="float">
            <text:p>0.013457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47" calcext:value-type="float">
            <text:p>0.013747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2" calcext:value-type="float">
            <text:p>0.01502</text:p>
          </table:table-cell>
          <table:table-cell office:value-type="float" office:value="0.015017" calcext:value-type="float">
            <text:p>0.01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19" calcext:value-type="float">
            <text:p>0.015019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7" calcext:value-type="float">
            <text:p>0.01360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63" calcext:value-type="float">
            <text:p>0.01356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609" calcext:value-type="float">
            <text:p>0.01360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1" calcext:value-type="float">
            <text:p>0.013641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2" calcext:value-type="float">
            <text:p>0.013722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02" calcext:value-type="float">
            <text:p>0.013502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5" calcext:value-type="float">
            <text:p>0.013595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6" calcext:value-type="float">
            <text:p>0.013686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8" calcext:value-type="float">
            <text:p>0.0135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1" calcext:value-type="float">
            <text:p>0.013571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5" calcext:value-type="float">
            <text:p>0.01347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11" calcext:value-type="float">
            <text:p>0.01371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9" calcext:value-type="float">
            <text:p>0.013729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" calcext:value-type="float">
            <text:p>0.0136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6" calcext:value-type="float">
            <text:p>0.0135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03" calcext:value-type="float">
            <text:p>0.0146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" calcext:value-type="float">
            <text:p>0.0136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97" calcext:value-type="float">
            <text:p>0.013497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6" calcext:value-type="float">
            <text:p>0.01354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26758" calcext:value-type="float">
            <text:p>0.026758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25" calcext:value-type="float">
            <text:p>0.026425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14" calcext:value-type="float">
            <text:p>0.026514</text:p>
          </table:table-cell>
          <table:table-cell office:value-type="float" office:value="0.026511" calcext:value-type="float">
            <text:p>0.026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7" calcext:value-type="float">
            <text:p>0.026407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9" calcext:value-type="float">
            <text:p>0.026289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4" calcext:value-type="float">
            <text:p>0.026364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8" calcext:value-type="float">
            <text:p>0.026378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577" calcext:value-type="float">
            <text:p>0.026577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4" calcext:value-type="float">
            <text:p>0.02644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9" calcext:value-type="float">
            <text:p>0.02643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5" calcext:value-type="float">
            <text:p>0.02628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9" calcext:value-type="float">
            <text:p>0.0264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009" calcext:value-type="float">
            <text:p>0.028009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436" calcext:value-type="float">
            <text:p>0.029436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98" calcext:value-type="float">
            <text:p>0.026598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607" calcext:value-type="float">
            <text:p>0.028607</text:p>
          </table:table-cell>
          <table:table-cell office:value-type="float" office:value="0.028604" calcext:value-type="float">
            <text:p>0.0286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4" calcext:value-type="float">
            <text:p>0.026524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1" calcext:value-type="float">
            <text:p>0.026341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3" calcext:value-type="float">
            <text:p>0.0264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75" calcext:value-type="float">
            <text:p>0.026575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" calcext:value-type="float">
            <text:p>0.0262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34" calcext:value-type="float">
            <text:p>0.026334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3" calcext:value-type="float">
            <text:p>0.026353</text:p>
          </table:table-cell>
          <table:table-cell office:value-type="float" office:value="0.026351" calcext:value-type="float">
            <text:p>0.026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4" calcext:value-type="float">
            <text:p>0.026374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42" calcext:value-type="float">
            <text:p>0.026442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13" calcext:value-type="float">
            <text:p>0.026513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2259" calcext:value-type="float">
            <text:p>0.022259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4" calcext:value-type="float">
            <text:p>0.026424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531" calcext:value-type="float">
            <text:p>0.028531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8" calcext:value-type="float">
            <text:p>0.02647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3" calcext:value-type="float">
            <text:p>0.0263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3" calcext:value-type="float">
            <text:p>0.02642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9" calcext:value-type="float">
            <text:p>0.026359</text:p>
          </table:table-cell>
          <table:table-cell office:value-type="float" office:value="0.026356" calcext:value-type="float">
            <text:p>0.026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1" calcext:value-type="float">
            <text:p>0.02639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5" calcext:value-type="float">
            <text:p>0.026355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9464" calcext:value-type="float">
            <text:p>0.029464</text:p>
          </table:table-cell>
          <table:table-cell office:value-type="float" office:value="0.029462" calcext:value-type="float">
            <text:p>0.029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5" calcext:value-type="float">
            <text:p>0.026365</text:p>
          </table:table-cell>
          <table:table-cell office:value-type="float" office:value="0.026362" calcext:value-type="float">
            <text:p>0.026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" calcext:value-type="float">
            <text:p>0.02632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7" calcext:value-type="float">
            <text:p>0.026327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3" calcext:value-type="float">
            <text:p>0.026333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53" calcext:value-type="float">
            <text:p>0.0264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269" calcext:value-type="float">
            <text:p>0.028269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" calcext:value-type="float">
            <text:p>0.02647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2" calcext:value-type="float">
            <text:p>0.026372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8" calcext:value-type="float">
            <text:p>0.026308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66" calcext:value-type="float">
            <text:p>0.026766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05" calcext:value-type="float">
            <text:p>0.026505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1" calcext:value-type="float">
            <text:p>0.026361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24" calcext:value-type="float">
            <text:p>0.026324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3" calcext:value-type="float">
            <text:p>0.0264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1" calcext:value-type="float">
            <text:p>0.02628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8" calcext:value-type="float">
            <text:p>0.02641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746" calcext:value-type="float">
            <text:p>0.026746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65" calcext:value-type="float">
            <text:p>0.026565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4" calcext:value-type="float">
            <text:p>0.026404</text:p>
          </table:table-cell>
          <table:table-cell office:value-type="float" office:value="0.026401" calcext:value-type="float">
            <text:p>0.026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862" calcext:value-type="float">
            <text:p>0.026862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9" calcext:value-type="float">
            <text:p>0.026379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" calcext:value-type="float">
            <text:p>0.02642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83" calcext:value-type="float">
            <text:p>0.02658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89" calcext:value-type="float">
            <text:p>0.02638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5" calcext:value-type="float">
            <text:p>0.026375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3" calcext:value-type="float">
            <text:p>0.0263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616" calcext:value-type="float">
            <text:p>0.026616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523" calcext:value-type="float">
            <text:p>0.029523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2" calcext:value-type="float">
            <text:p>0.026342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9" calcext:value-type="float">
            <text:p>0.02652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643" calcext:value-type="float">
            <text:p>0.026643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397" calcext:value-type="float">
            <text:p>0.028397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9" calcext:value-type="float">
            <text:p>0.02634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8" calcext:value-type="float">
            <text:p>0.026368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75" calcext:value-type="float">
            <text:p>0.026275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14" calcext:value-type="float">
            <text:p>0.026314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1" calcext:value-type="float">
            <text:p>0.02640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9" calcext:value-type="float">
            <text:p>0.02627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61" calcext:value-type="float">
            <text:p>0.026461</text:p>
          </table:table-cell>
          <table:table-cell office:value-type="float" office:value="0.026458" calcext:value-type="float">
            <text:p>0.0264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" calcext:value-type="float">
            <text:p>0.02636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1" calcext:value-type="float">
            <text:p>0.026291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7" calcext:value-type="float">
            <text:p>0.026397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1" calcext:value-type="float">
            <text:p>0.00991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7" calcext:value-type="float">
            <text:p>0.009757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" calcext:value-type="float">
            <text:p>0.00974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45" calcext:value-type="float">
            <text:p>0.007745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701" calcext:value-type="float">
            <text:p>0.007701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139" calcext:value-type="float">
            <text:p>0.010139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5" calcext:value-type="float">
            <text:p>0.00976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09" calcext:value-type="float">
            <text:p>0.009709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63" calcext:value-type="float">
            <text:p>0.0091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94" calcext:value-type="float">
            <text:p>0.009894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" calcext:value-type="float">
            <text:p>0.00972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25" calcext:value-type="float">
            <text:p>0.007625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9" calcext:value-type="float">
            <text:p>0.00978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59" calcext:value-type="float">
            <text:p>0.009959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5" calcext:value-type="float">
            <text:p>0.009915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1" calcext:value-type="float">
            <text:p>0.00983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57" calcext:value-type="float">
            <text:p>0.009857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41" calcext:value-type="float">
            <text:p>0.009841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98" calcext:value-type="float">
            <text:p>0.009898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9" calcext:value-type="float">
            <text:p>0.0097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74" calcext:value-type="float">
            <text:p>0.007674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79" calcext:value-type="float">
            <text:p>0.007379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4" calcext:value-type="float">
            <text:p>0.007634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54" calcext:value-type="float">
            <text:p>0.007654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5" calcext:value-type="float">
            <text:p>0.009755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19" calcext:value-type="float">
            <text:p>0.009819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5" calcext:value-type="float">
            <text:p>0.00983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39" calcext:value-type="float">
            <text:p>0.007339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9" calcext:value-type="float">
            <text:p>0.00975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" calcext:value-type="float">
            <text:p>0.0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17" calcext:value-type="float">
            <text:p>0.006817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6" calcext:value-type="float">
            <text:p>0.009806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6" calcext:value-type="float">
            <text:p>0.009746</text:p>
          </table:table-cell>
          <table:table-cell office:value-type="float" office:value="0.009743" calcext:value-type="float">
            <text:p>0.0097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14" calcext:value-type="float">
            <text:p>0.009714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1" calcext:value-type="float">
            <text:p>0.00978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141" calcext:value-type="float">
            <text:p>0.00714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175" calcext:value-type="float">
            <text:p>0.0101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55" calcext:value-type="float">
            <text:p>0.007155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458" calcext:value-type="float">
            <text:p>0.007458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054" calcext:value-type="float">
            <text:p>0.00705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33" calcext:value-type="float">
            <text:p>0.00913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81" calcext:value-type="float">
            <text:p>0.007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5" calcext:value-type="float">
            <text:p>0.00978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47" calcext:value-type="float">
            <text:p>0.009747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4" calcext:value-type="float">
            <text:p>0.009734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41" calcext:value-type="float">
            <text:p>0.00974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79" calcext:value-type="float">
            <text:p>0.009779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54" calcext:value-type="float">
            <text:p>0.007754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77" calcext:value-type="float">
            <text:p>0.006877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8" calcext:value-type="float">
            <text:p>0.00973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22" calcext:value-type="float">
            <text:p>0.008522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89" calcext:value-type="float">
            <text:p>0.010289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53" calcext:value-type="float">
            <text:p>0.009853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6" calcext:value-type="float">
            <text:p>0.009726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21" calcext:value-type="float">
            <text:p>0.009821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662" calcext:value-type="float">
            <text:p>0.009662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8" calcext:value-type="float">
            <text:p>0.0098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1765" calcext:value-type="float">
            <text:p>0.011765</text:p>
          </table:table-cell>
          <table:table-cell office:value-type="float" office:value="0.011762" calcext:value-type="float">
            <text:p>0.011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5" calcext:value-type="float">
            <text:p>0.010405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21" calcext:value-type="float">
            <text:p>0.014921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403" calcext:value-type="float">
            <text:p>0.0154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38" calcext:value-type="float">
            <text:p>0.014838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3" calcext:value-type="float">
            <text:p>0.014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34" calcext:value-type="float">
            <text:p>0.014734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42" calcext:value-type="float">
            <text:p>0.0151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3" calcext:value-type="float">
            <text:p>0.01488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9" calcext:value-type="float">
            <text:p>0.014919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3909" calcext:value-type="float">
            <text:p>0.013909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54" calcext:value-type="float">
            <text:p>0.0150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99" calcext:value-type="float">
            <text:p>0.01509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9" calcext:value-type="float">
            <text:p>0.010409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938" calcext:value-type="float">
            <text:p>0.01093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1" calcext:value-type="float">
            <text:p>0.015021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6" calcext:value-type="float">
            <text:p>0.015086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2" calcext:value-type="float">
            <text:p>0.01498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9" calcext:value-type="float">
            <text:p>0.015049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57" calcext:value-type="float">
            <text:p>0.011257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74" calcext:value-type="float">
            <text:p>0.014974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17" calcext:value-type="float">
            <text:p>0.010417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2" calcext:value-type="float">
            <text:p>0.01506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7" calcext:value-type="float">
            <text:p>0.015037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415" calcext:value-type="float">
            <text:p>0.010415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797" calcext:value-type="float">
            <text:p>0.01479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1" calcext:value-type="float">
            <text:p>0.01508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7" calcext:value-type="float">
            <text:p>0.014987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64" calcext:value-type="float">
            <text:p>0.0146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593" calcext:value-type="float">
            <text:p>0.010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4" calcext:value-type="float">
            <text:p>0.01494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15107" calcext:value-type="float">
            <text:p>0.0151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01" calcext:value-type="float">
            <text:p>0.015101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1" calcext:value-type="float">
            <text:p>0.0149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93" calcext:value-type="float">
            <text:p>0.01509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7" calcext:value-type="float">
            <text:p>0.01497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95" calcext:value-type="float">
            <text:p>0.015095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62" calcext:value-type="float">
            <text:p>0.01486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2875" calcext:value-type="float">
            <text:p>0.012875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1341" calcext:value-type="float">
            <text:p>0.011341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4" calcext:value-type="float">
            <text:p>0.010614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42" calcext:value-type="float">
            <text:p>0.014942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613" calcext:value-type="float">
            <text:p>0.0146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2" calcext:value-type="float">
            <text:p>0.01492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97" calcext:value-type="float">
            <text:p>0.014997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07" calcext:value-type="float">
            <text:p>0.01490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633" calcext:value-type="float">
            <text:p>0.01063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0679" calcext:value-type="float">
            <text:p>0.010679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2" calcext:value-type="float">
            <text:p>0.01488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3982" calcext:value-type="float">
            <text:p>0.013982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365" calcext:value-type="float">
            <text:p>0.008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29" calcext:value-type="float">
            <text:p>0.01062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9" calcext:value-type="float">
            <text:p>0.014889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1273" calcext:value-type="float">
            <text:p>0.01127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18" calcext:value-type="float">
            <text:p>0.015018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5" calcext:value-type="float">
            <text:p>0.01502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7268" calcext:value-type="float">
            <text:p>0.017268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827" calcext:value-type="float">
            <text:p>0.0182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653" calcext:value-type="float">
            <text:p>0.018653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6" calcext:value-type="float">
            <text:p>0.024366</text:p>
          </table:table-cell>
          <table:table-cell office:value-type="float" office:value="0.024363" calcext:value-type="float">
            <text:p>0.024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5" calcext:value-type="float">
            <text:p>0.02421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87" calcext:value-type="float">
            <text:p>0.025387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91" calcext:value-type="float">
            <text:p>0.024591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12" calcext:value-type="float">
            <text:p>0.024512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08" calcext:value-type="float">
            <text:p>0.024408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5109" calcext:value-type="float">
            <text:p>0.025109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02" calcext:value-type="float">
            <text:p>0.024702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71" calcext:value-type="float">
            <text:p>0.02457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21" calcext:value-type="float">
            <text:p>0.023621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0.028107" calcext:value-type="float">
            <text:p>0.028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15" calcext:value-type="float">
            <text:p>0.024315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68" calcext:value-type="float">
            <text:p>0.018168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076" calcext:value-type="float">
            <text:p>0.024076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9" calcext:value-type="float">
            <text:p>0.024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6" calcext:value-type="float">
            <text:p>0.024216</text:p>
          </table:table-cell>
          <table:table-cell office:value-type="float" office:value="0.024213" calcext:value-type="float">
            <text:p>0.024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13" calcext:value-type="float">
            <text:p>0.02401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77" calcext:value-type="float">
            <text:p>0.02557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077" calcext:value-type="float">
            <text:p>0.025077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305" calcext:value-type="float">
            <text:p>0.023305</text:p>
          </table:table-cell>
          <table:table-cell office:value-type="float" office:value="0.023302" calcext:value-type="float">
            <text:p>0.0233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229" calcext:value-type="float">
            <text:p>0.024229</text:p>
          </table:table-cell>
          <table:table-cell office:value-type="float" office:value="0.024227" calcext:value-type="float">
            <text:p>0.024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51" calcext:value-type="float">
            <text:p>0.025351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38" calcext:value-type="float">
            <text:p>0.024138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3033" calcext:value-type="float">
            <text:p>0.023033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62" calcext:value-type="float">
            <text:p>0.02436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98" calcext:value-type="float">
            <text:p>0.024498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18" calcext:value-type="float">
            <text:p>0.01818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2" calcext:value-type="float">
            <text:p>0.02552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07" calcext:value-type="float">
            <text:p>0.024507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412" calcext:value-type="float">
            <text:p>0.018412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87" calcext:value-type="float">
            <text:p>0.018187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155" calcext:value-type="float">
            <text:p>0.018155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646" calcext:value-type="float">
            <text:p>0.024646</text:p>
          </table:table-cell>
          <table:table-cell office:value-type="float" office:value="0.024643" calcext:value-type="float">
            <text:p>0.024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41" calcext:value-type="float">
            <text:p>0.025341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03" calcext:value-type="float">
            <text:p>0.023603</text:p>
          </table:table-cell>
          <table:table-cell office:value-type="float" office:value="0.0236" calcext:value-type="float">
            <text:p>0.0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28" calcext:value-type="float">
            <text:p>0.024128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61" calcext:value-type="float">
            <text:p>0.02406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77" calcext:value-type="float">
            <text:p>0.018477</text:p>
          </table:table-cell>
          <table:table-cell office:value-type="float" office:value="0.018474" calcext:value-type="float">
            <text:p>0.018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36" calcext:value-type="float">
            <text:p>0.024436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89" calcext:value-type="float">
            <text:p>0.018589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584" calcext:value-type="float">
            <text:p>0.019584</text:p>
          </table:table-cell>
          <table:table-cell office:value-type="float" office:value="0.019581" calcext:value-type="float">
            <text:p>0.019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19" calcext:value-type="float">
            <text:p>0.024519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18502" calcext:value-type="float">
            <text:p>0.018502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9595" calcext:value-type="float">
            <text:p>0.019595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511" calcext:value-type="float">
            <text:p>0.025511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94" calcext:value-type="float">
            <text:p>0.018294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5" calcext:value-type="float">
            <text:p>0.018535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05" calcext:value-type="float">
            <text:p>0.018405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251" calcext:value-type="float">
            <text:p>0.018251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603" calcext:value-type="float">
            <text:p>0.0196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3" calcext:value-type="float">
            <text:p>0.01853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111" calcext:value-type="float">
            <text:p>0.02411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043" calcext:value-type="float">
            <text:p>0.018043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63" calcext:value-type="float">
            <text:p>0.024463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8" calcext:value-type="float">
            <text:p>0.024218</text:p>
          </table:table-cell>
          <table:table-cell office:value-type="float" office:value="0.024215" calcext:value-type="float">
            <text:p>0.02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4502" calcext:value-type="float">
            <text:p>0.024502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996" calcext:value-type="float">
            <text:p>0.018996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746" calcext:value-type="float">
            <text:p>0.024746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24" calcext:value-type="float">
            <text:p>0.024324</text:p>
          </table:table-cell>
          <table:table-cell office:value-type="float" office:value="0.024321" calcext:value-type="float">
            <text:p>0.024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81" calcext:value-type="float">
            <text:p>0.02538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64" calcext:value-type="float">
            <text:p>0.024364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93" calcext:value-type="float">
            <text:p>0.024493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31" calcext:value-type="float">
            <text:p>0.024731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5" calcext:value-type="float">
            <text:p>0.024515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3" calcext:value-type="float">
            <text:p>0.02444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9" calcext:value-type="float">
            <text:p>0.024369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9" calcext:value-type="float">
            <text:p>0.024219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1" calcext:value-type="float">
            <text:p>0.018531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34" calcext:value-type="float">
            <text:p>0.024534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097" calcext:value-type="float">
            <text:p>0.025097</text:p>
          </table:table-cell>
          <table:table-cell office:value-type="float" office:value="0.025094" calcext:value-type="float">
            <text:p>0.0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81" calcext:value-type="float">
            <text:p>0.024181</text:p>
          </table:table-cell>
          <table:table-cell office:value-type="float" office:value="0.024178" calcext:value-type="float">
            <text:p>0.024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51" calcext:value-type="float">
            <text:p>0.024751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04" calcext:value-type="float">
            <text:p>0.018204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268" calcext:value-type="float">
            <text:p>0.024268</text:p>
          </table:table-cell>
          <table:table-cell office:value-type="float" office:value="0.024265" calcext:value-type="float">
            <text:p>0.02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1" calcext:value-type="float">
            <text:p>0.02431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105" calcext:value-type="float">
            <text:p>0.025105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9" calcext:value-type="float">
            <text:p>0.02433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2359" calcext:value-type="float">
            <text:p>0.022359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6" calcext:value-type="float">
            <text:p>0.024516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88" calcext:value-type="float">
            <text:p>0.024288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5" calcext:value-type="float">
            <text:p>0.024335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945" calcext:value-type="float">
            <text:p>0.024945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84" calcext:value-type="float">
            <text:p>0.024384</text:p>
          </table:table-cell>
          <table:table-cell office:value-type="float" office:value="0.024381" calcext:value-type="float">
            <text:p>0.024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06843" calcext:value-type="float">
            <text:p>0.0068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001" calcext:value-type="float">
            <text:p>0.008001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113" calcext:value-type="float">
            <text:p>0.00911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162" calcext:value-type="float">
            <text:p>0.00616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27" calcext:value-type="float">
            <text:p>0.00827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5897" calcext:value-type="float">
            <text:p>0.00589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35" calcext:value-type="float">
            <text:p>0.00793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199" calcext:value-type="float">
            <text:p>0.00819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73" calcext:value-type="float">
            <text:p>0.00707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891" calcext:value-type="float">
            <text:p>0.008891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391" calcext:value-type="float">
            <text:p>0.00639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18" calcext:value-type="float">
            <text:p>0.00691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63" calcext:value-type="float">
            <text:p>0.007863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783" calcext:value-type="float">
            <text:p>0.00678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855" calcext:value-type="float">
            <text:p>0.006855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833" calcext:value-type="float">
            <text:p>0.007833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9" calcext:value-type="float">
            <text:p>0.006139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57" calcext:value-type="float">
            <text:p>0.006857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07" calcext:value-type="float">
            <text:p>0.00607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669" calcext:value-type="float">
            <text:p>0.007669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531" calcext:value-type="float">
            <text:p>0.00853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25" calcext:value-type="float">
            <text:p>0.008125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097" calcext:value-type="float">
            <text:p>0.007097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321" calcext:value-type="float">
            <text:p>0.008321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11" calcext:value-type="float">
            <text:p>0.006111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69" calcext:value-type="float">
            <text:p>0.007969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953" calcext:value-type="float">
            <text:p>0.00595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54632" calcext:value-type="float">
            <text:p>1.154632E-14</text:p>
          </table:table-cell>
          <table:table-cell table:number-columns-repeated="10"/>
        </table:table-row>
        <table:table-row table:style-name="ro1">
          <table:table-cell office:value-type="float" office:value="0.007134" calcext:value-type="float">
            <text:p>0.007134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67" calcext:value-type="float">
            <text:p>0.007167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155" calcext:value-type="float">
            <text:p>0.008155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9538" calcext:value-type="float">
            <text:p>0.00953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723" calcext:value-type="float">
            <text:p>0.007723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735" calcext:value-type="float">
            <text:p>0.00773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447" calcext:value-type="float">
            <text:p>0.007447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65" calcext:value-type="float">
            <text:p>0.006865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838" calcext:value-type="float">
            <text:p>0.006838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79" calcext:value-type="float">
            <text:p>0.007979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303" calcext:value-type="float">
            <text:p>0.0073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6" calcext:value-type="float">
            <text:p>0.00766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762" calcext:value-type="float">
            <text:p>0.007762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59" calcext:value-type="float">
            <text:p>0.006959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898" calcext:value-type="float">
            <text:p>0.007898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51" calcext:value-type="float">
            <text:p>0.007351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77" calcext:value-type="float">
            <text:p>0.0081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77" calcext:value-type="float">
            <text:p>0.007077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74" calcext:value-type="float">
            <text:p>0.009174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546" calcext:value-type="float">
            <text:p>0.00654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123" calcext:value-type="float">
            <text:p>0.0071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59" calcext:value-type="float">
            <text:p>0.007959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45" calcext:value-type="float">
            <text:p>0.007945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011" calcext:value-type="float">
            <text:p>0.008011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15" calcext:value-type="float">
            <text:p>0.007015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15" calcext:value-type="float">
            <text:p>0.00731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41" calcext:value-type="float">
            <text:p>0.007641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86" calcext:value-type="float">
            <text:p>0.00798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62" calcext:value-type="float">
            <text:p>0.00862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66" calcext:value-type="float">
            <text:p>0.006766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94" calcext:value-type="float">
            <text:p>0.00794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91" calcext:value-type="float">
            <text:p>0.006891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26" calcext:value-type="float">
            <text:p>0.00792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22" calcext:value-type="float">
            <text:p>0.00702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223" calcext:value-type="float">
            <text:p>0.00822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87" calcext:value-type="float">
            <text:p>0.0067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511" calcext:value-type="float">
            <text:p>0.00851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86" calcext:value-type="float">
            <text:p>0.006086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975" calcext:value-type="float">
            <text:p>0.00597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97" calcext:value-type="float">
            <text:p>0.006997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753" calcext:value-type="float">
            <text:p>0.0127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082" calcext:value-type="float">
            <text:p>0.012082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011" calcext:value-type="float">
            <text:p>0.01101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158" calcext:value-type="float">
            <text:p>0.01315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26" calcext:value-type="float">
            <text:p>0.012726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81" calcext:value-type="float">
            <text:p>0.013181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313" calcext:value-type="float">
            <text:p>0.01431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753" calcext:value-type="float">
            <text:p>0.011753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16" calcext:value-type="float">
            <text:p>0.01416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858" calcext:value-type="float">
            <text:p>0.010858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585" calcext:value-type="float">
            <text:p>0.01058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573" calcext:value-type="float">
            <text:p>0.012573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5267" calcext:value-type="float">
            <text:p>0.015267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47" calcext:value-type="float">
            <text:p>0.01147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0.012213" calcext:value-type="float">
            <text:p>0.0122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407" calcext:value-type="float">
            <text:p>0.014407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3971" calcext:value-type="float">
            <text:p>0.013971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07" calcext:value-type="float">
            <text:p>0.01330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5303" calcext:value-type="float">
            <text:p>0.0153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65" calcext:value-type="float">
            <text:p>0.012565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549" calcext:value-type="float">
            <text:p>0.012549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58" calcext:value-type="float">
            <text:p>0.011158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12449" calcext:value-type="float">
            <text:p>0.012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597" calcext:value-type="float">
            <text:p>0.011597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602" calcext:value-type="float">
            <text:p>0.01602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846" calcext:value-type="float">
            <text:p>0.012846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37" calcext:value-type="float">
            <text:p>0.01137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3" calcext:value-type="float">
            <text:p>0.0111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 office:value-type="float" office:value="0.012051" calcext:value-type="float">
            <text:p>0.012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4957" calcext:value-type="float">
            <text:p>0.01495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239" calcext:value-type="float">
            <text:p>0.013239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33" calcext:value-type="float">
            <text:p>0.01273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235" calcext:value-type="float">
            <text:p>0.011235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83" calcext:value-type="float">
            <text:p>0.0108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4" calcext:value-type="float">
            <text:p>0.012514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147" calcext:value-type="float">
            <text:p>0.011147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15" calcext:value-type="float">
            <text:p>0.01201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0.011097" calcext:value-type="float">
            <text:p>0.011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347" calcext:value-type="float">
            <text:p>0.013347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782" calcext:value-type="float">
            <text:p>0.011782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4149" calcext:value-type="float">
            <text:p>0.014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33" calcext:value-type="float">
            <text:p>0.01113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098" calcext:value-type="float">
            <text:p>0.011098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546" calcext:value-type="float">
            <text:p>0.01154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35" calcext:value-type="float">
            <text:p>0.01273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321" calcext:value-type="float">
            <text:p>0.012321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39" calcext:value-type="float">
            <text:p>0.012539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33" calcext:value-type="float">
            <text:p>0.01233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87" calcext:value-type="float">
            <text:p>0.01278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357" calcext:value-type="float">
            <text:p>0.0123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821" calcext:value-type="float">
            <text:p>0.012821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14" calcext:value-type="float">
            <text:p>0.012714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46" calcext:value-type="float">
            <text:p>0.012446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638" calcext:value-type="float">
            <text:p>0.01263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77316E-015" calcext:value-type="float">
            <text:p>5.77316E-15</text:p>
          </table:table-cell>
          <table:table-cell table:number-columns-repeated="10"/>
        </table:table-row>
        <table:table-row table:style-name="ro1">
          <table:table-cell office:value-type="float" office:value="0.011895" calcext:value-type="float">
            <text:p>0.011895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3" calcext:value-type="float">
            <text:p>0.014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41" calcext:value-type="float">
            <text:p>0.013141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437" calcext:value-type="float">
            <text:p>0.013437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029" calcext:value-type="float">
            <text:p>0.011029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799" calcext:value-type="float">
            <text:p>0.010799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766" calcext:value-type="float">
            <text:p>0.012766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81" calcext:value-type="float">
            <text:p>0.012881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7" calcext:value-type="float">
            <text:p>0.012517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22" calcext:value-type="float">
            <text:p>0.01222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497" calcext:value-type="float">
            <text:p>0.015497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41" calcext:value-type="float">
            <text:p>0.01241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35" calcext:value-type="float">
            <text:p>0.01203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6059" calcext:value-type="float">
            <text:p>0.016059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297" calcext:value-type="float">
            <text:p>0.028297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3927" calcext:value-type="float">
            <text:p>0.023927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37" calcext:value-type="float">
            <text:p>0.02437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5681" calcext:value-type="float">
            <text:p>0.025681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6" calcext:value-type="float">
            <text:p>0.021366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91" calcext:value-type="float">
            <text:p>0.02219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30906" calcext:value-type="float">
            <text:p>0.030906</text:p>
          </table:table-cell>
          <table:table-cell office:value-type="float" office:value="0.030903" calcext:value-type="float">
            <text:p>0.030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181" calcext:value-type="float">
            <text:p>0.023181</text:p>
          </table:table-cell>
          <table:table-cell office:value-type="float" office:value="0.023179" calcext:value-type="float">
            <text:p>0.0231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38" calcext:value-type="float">
            <text:p>0.02283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264" calcext:value-type="float">
            <text:p>0.024264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696" calcext:value-type="float">
            <text:p>0.020696</text:p>
          </table:table-cell>
          <table:table-cell office:value-type="float" office:value="0.020693" calcext:value-type="float">
            <text:p>0.020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16" calcext:value-type="float">
            <text:p>0.023216</text:p>
          </table:table-cell>
          <table:table-cell office:value-type="float" office:value="0.023213" calcext:value-type="float">
            <text:p>0.023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871" calcext:value-type="float">
            <text:p>0.022871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324" calcext:value-type="float">
            <text:p>0.020324</text:p>
          </table:table-cell>
          <table:table-cell office:value-type="float" office:value="0.020321" calcext:value-type="float">
            <text:p>0.020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69" calcext:value-type="float">
            <text:p>0.020869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9982" calcext:value-type="float">
            <text:p>0.019982</text:p>
          </table:table-cell>
          <table:table-cell office:value-type="float" office:value="0.019979" calcext:value-type="float">
            <text:p>0.019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92" calcext:value-type="float">
            <text:p>0.020292</text:p>
          </table:table-cell>
          <table:table-cell office:value-type="float" office:value="0.020289" calcext:value-type="float">
            <text:p>0.020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664" calcext:value-type="float">
            <text:p>0.022664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589" calcext:value-type="float">
            <text:p>0.023589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306" calcext:value-type="float">
            <text:p>0.022306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08" calcext:value-type="float">
            <text:p>0.02108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88" calcext:value-type="float">
            <text:p>0.020288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067" calcext:value-type="float">
            <text:p>0.022067</text:p>
          </table:table-cell>
          <table:table-cell office:value-type="float" office:value="0.022064" calcext:value-type="float">
            <text:p>0.022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54" calcext:value-type="float">
            <text:p>0.0205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73" calcext:value-type="float">
            <text:p>0.024673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52" calcext:value-type="float">
            <text:p>0.020252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87" calcext:value-type="float">
            <text:p>0.022287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279" calcext:value-type="float">
            <text:p>0.024279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36" calcext:value-type="float">
            <text:p>0.022436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877" calcext:value-type="float">
            <text:p>0.02187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77" calcext:value-type="float">
            <text:p>0.02077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6" calcext:value-type="float">
            <text:p>0.02246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08" calcext:value-type="float">
            <text:p>0.022808</text:p>
          </table:table-cell>
          <table:table-cell office:value-type="float" office:value="0.022805" calcext:value-type="float">
            <text:p>0.0228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811" calcext:value-type="float">
            <text:p>0.024811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6947" calcext:value-type="float">
            <text:p>0.026947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8562" calcext:value-type="float">
            <text:p>0.028562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75" calcext:value-type="float">
            <text:p>0.022475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843" calcext:value-type="float">
            <text:p>0.02184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3" calcext:value-type="float">
            <text:p>0.02283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986" calcext:value-type="float">
            <text:p>0.021986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038" calcext:value-type="float">
            <text:p>0.024038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697" calcext:value-type="float">
            <text:p>0.027697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325" calcext:value-type="float">
            <text:p>0.027325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3338" calcext:value-type="float">
            <text:p>0.023338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452" calcext:value-type="float">
            <text:p>0.023452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5907" calcext:value-type="float">
            <text:p>0.025907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51" calcext:value-type="float">
            <text:p>0.02351</text:p>
          </table:table-cell>
          <table:table-cell office:value-type="float" office:value="0.023508" calcext:value-type="float">
            <text:p>0.023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4272" calcext:value-type="float">
            <text:p>0.024272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63" calcext:value-type="float">
            <text:p>0.022863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787" calcext:value-type="float">
            <text:p>0.022787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48" calcext:value-type="float">
            <text:p>0.020348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37" calcext:value-type="float">
            <text:p>0.02223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899" calcext:value-type="float">
            <text:p>0.021899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877" calcext:value-type="float">
            <text:p>0.026877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043" calcext:value-type="float">
            <text:p>0.02204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973" calcext:value-type="float">
            <text:p>0.020973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17837" calcext:value-type="float">
            <text:p>0.017837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718" calcext:value-type="float">
            <text:p>0.021718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0386" calcext:value-type="float">
            <text:p>0.020386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5647" calcext:value-type="float">
            <text:p>0.025647</text:p>
          </table:table-cell>
          <table:table-cell office:value-type="float" office:value="0.025644" calcext:value-type="float">
            <text:p>0.025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453" calcext:value-type="float">
            <text:p>0.022453</text:p>
          </table:table-cell>
          <table:table-cell office:value-type="float" office:value="0.022451" calcext:value-type="float">
            <text:p>0.022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4" calcext:value-type="float">
            <text:p>0.02324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605" calcext:value-type="float">
            <text:p>0.021605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015" calcext:value-type="float">
            <text:p>0.02101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7" calcext:value-type="float">
            <text:p>0.021367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382" calcext:value-type="float">
            <text:p>0.023382</text:p>
          </table:table-cell>
          <table:table-cell office:value-type="float" office:value="0.023379" calcext:value-type="float">
            <text:p>0.023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444" calcext:value-type="float">
            <text:p>0.021444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2765" calcext:value-type="float">
            <text:p>0.02276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73" calcext:value-type="float">
            <text:p>0.02027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965" calcext:value-type="float">
            <text:p>0.02096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645" calcext:value-type="float">
            <text:p>0.02664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714" calcext:value-type="float">
            <text:p>0.024714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573" calcext:value-type="float">
            <text:p>0.02057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389" calcext:value-type="float">
            <text:p>0.024389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62" calcext:value-type="float">
            <text:p>0.022862</text:p>
          </table:table-cell>
          <table:table-cell office:value-type="float" office:value="0.022858" calcext:value-type="float">
            <text:p>0.0228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83" calcext:value-type="float">
            <text:p>0.02818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753" calcext:value-type="float">
            <text:p>0.02775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04" calcext:value-type="float">
            <text:p>0.024604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743" calcext:value-type="float">
            <text:p>0.022743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87" calcext:value-type="float">
            <text:p>0.020887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04" calcext:value-type="float">
            <text:p>0.020204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278" calcext:value-type="float">
            <text:p>0.02227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726" calcext:value-type="float">
            <text:p>0.024726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651" calcext:value-type="float">
            <text:p>0.020651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1571" calcext:value-type="float">
            <text:p>0.021571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8814" calcext:value-type="float">
            <text:p>0.028814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83" calcext:value-type="float">
            <text:p>0.023283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56" calcext:value-type="float">
            <text:p>0.020756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776" calcext:value-type="float">
            <text:p>0.021776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055" calcext:value-type="float">
            <text:p>0.0220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34" calcext:value-type="float">
            <text:p>0.02023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372" calcext:value-type="float">
            <text:p>0.027372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openmp-results'.I32:'openmp-results'.P5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1:58:04.085271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2:00:01.215792679</dc:date>
    <meta:editing-duration>PT9M49S</meta:editing-duration>
    <meta:editing-cycles>4</meta:editing-cycles>
    <meta:generator>LibreOffice/6.4.6.2$Linux_X86_64 LibreOffice_project/40$Build-2</meta:generator>
    <meta:document-statistic meta:table-count="1" meta:cell-count="16649" meta:object-count="0"/>
  </office:meta>
</office:document-meta>
</file>